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312.0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89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0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2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3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4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5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2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0" calcext:value-type="float">
            <text:p>404582570</text:p>
          </table:table-cell>
          <table:table-cell table:style-name="ce34" office:value-type="float" office:value="11695272" calcext:value-type="float">
            <text:p>116952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1" calcext:value-type="float">
            <text:p>404582571</text:p>
          </table:table-cell>
          <table:table-cell table:style-name="ce34" office:value-type="float" office:value="15715410" calcext:value-type="float">
            <text:p>157154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2" calcext:value-type="float">
            <text:p>404582572</text:p>
          </table:table-cell>
          <table:table-cell table:style-name="ce34" office:value-type="float" office:value="15715411" calcext:value-type="float">
            <text:p>157154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3" calcext:value-type="float">
            <text:p>404582573</text:p>
          </table:table-cell>
          <table:table-cell table:style-name="ce34" office:value-type="float" office:value="11279685" calcext:value-type="float">
            <text:p>11279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4" calcext:value-type="float">
            <text:p>404582574</text:p>
          </table:table-cell>
          <table:table-cell table:style-name="ce34" office:value-type="float" office:value="11668436" calcext:value-type="float">
            <text:p>116684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5" calcext:value-type="float">
            <text:p>404582575</text:p>
          </table:table-cell>
          <table:table-cell table:style-name="ce34" office:value-type="float" office:value="24796889" calcext:value-type="float">
            <text:p>24796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6" calcext:value-type="float">
            <text:p>404582576</text:p>
          </table:table-cell>
          <table:table-cell table:style-name="ce34" office:value-type="float" office:value="24796888" calcext:value-type="float">
            <text:p>24796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7" calcext:value-type="float">
            <text:p>404582577</text:p>
          </table:table-cell>
          <table:table-cell table:style-name="ce34" office:value-type="float" office:value="145927272" calcext:value-type="float">
            <text:p>1459272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8" calcext:value-type="float">
            <text:p>404582578</text:p>
          </table:table-cell>
          <table:table-cell table:style-name="ce34" office:value-type="float" office:value="24796886" calcext:value-type="float">
            <text:p>247968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9" calcext:value-type="float">
            <text:p>404582579</text:p>
          </table:table-cell>
          <table:table-cell table:style-name="ce34" office:value-type="float" office:value="145927273" calcext:value-type="float">
            <text:p>1459272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0" calcext:value-type="float">
            <text:p>404582580</text:p>
          </table:table-cell>
          <table:table-cell table:style-name="ce34" office:value-type="float" office:value="24796887" calcext:value-type="float">
            <text:p>247968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1" calcext:value-type="float">
            <text:p>404582581</text:p>
          </table:table-cell>
          <table:table-cell table:style-name="ce34" office:value-type="float" office:value="24864792" calcext:value-type="float">
            <text:p>248647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2" calcext:value-type="float">
            <text:p>404582582</text:p>
          </table:table-cell>
          <table:table-cell table:style-name="ce34" office:value-type="float" office:value="145927274" calcext:value-type="float">
            <text:p>1459272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3" calcext:value-type="float">
            <text:p>404582583</text:p>
          </table:table-cell>
          <table:table-cell table:style-name="ce34" office:value-type="float" office:value="145927275" calcext:value-type="float">
            <text:p>1459272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4" calcext:value-type="float">
            <text:p>404582584</text:p>
          </table:table-cell>
          <table:table-cell table:style-name="ce34" office:value-type="float" office:value="145927276" calcext:value-type="float">
            <text:p>1459272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5" calcext:value-type="float">
            <text:p>404582585</text:p>
          </table:table-cell>
          <table:table-cell table:style-name="ce34" office:value-type="float" office:value="145927279" calcext:value-type="float">
            <text:p>1459272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6" calcext:value-type="float">
            <text:p>404582586</text:p>
          </table:table-cell>
          <table:table-cell table:style-name="ce34" office:value-type="float" office:value="145927280" calcext:value-type="float">
            <text:p>1459272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7" calcext:value-type="float">
            <text:p>404582587</text:p>
          </table:table-cell>
          <table:table-cell table:style-name="ce34" office:value-type="float" office:value="145927281" calcext:value-type="float">
            <text:p>1459272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8" calcext:value-type="float">
            <text:p>404582588</text:p>
          </table:table-cell>
          <table:table-cell table:style-name="ce34" office:value-type="float" office:value="145927282" calcext:value-type="float">
            <text:p>1459272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9" calcext:value-type="float">
            <text:p>404582589</text:p>
          </table:table-cell>
          <table:table-cell table:style-name="ce34" office:value-type="float" office:value="145927283" calcext:value-type="float">
            <text:p>1459272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0" calcext:value-type="float">
            <text:p>404582590</text:p>
          </table:table-cell>
          <table:table-cell table:style-name="ce34" office:value-type="float" office:value="53305658" calcext:value-type="float">
            <text:p>533056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1" calcext:value-type="float">
            <text:p>404582591</text:p>
          </table:table-cell>
          <table:table-cell table:style-name="ce34" office:value-type="float" office:value="145927284" calcext:value-type="float">
            <text:p>1459272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2" calcext:value-type="float">
            <text:p>404582592</text:p>
          </table:table-cell>
          <table:table-cell table:style-name="ce34" office:value-type="float" office:value="145927285" calcext:value-type="float">
            <text:p>1459272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3" calcext:value-type="float">
            <text:p>404582593</text:p>
          </table:table-cell>
          <table:table-cell table:style-name="ce34" office:value-type="float" office:value="145927286" calcext:value-type="float">
            <text:p>1459272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4" calcext:value-type="float">
            <text:p>404582594</text:p>
          </table:table-cell>
          <table:table-cell table:style-name="ce34" office:value-type="float" office:value="11052514" calcext:value-type="float">
            <text:p>110525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5" calcext:value-type="float">
            <text:p>404582595</text:p>
          </table:table-cell>
          <table:table-cell table:style-name="ce34" office:value-type="float" office:value="10892748" calcext:value-type="float">
            <text:p>108927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6" calcext:value-type="float">
            <text:p>404582596</text:p>
          </table:table-cell>
          <table:table-cell table:style-name="ce34" office:value-type="float" office:value="67523754" calcext:value-type="float">
            <text:p>675237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7" calcext:value-type="float">
            <text:p>404582597</text:p>
          </table:table-cell>
          <table:table-cell table:style-name="ce34" office:value-type="float" office:value="89873711" calcext:value-type="float">
            <text:p>898737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8" calcext:value-type="float">
            <text:p>404582598</text:p>
          </table:table-cell>
          <table:table-cell table:style-name="ce34" office:value-type="float" office:value="11623729" calcext:value-type="float">
            <text:p>1162372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9" calcext:value-type="float">
            <text:p>404582599</text:p>
          </table:table-cell>
          <table:table-cell table:style-name="ce34" office:value-type="float" office:value="145927287" calcext:value-type="float">
            <text:p>14592728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0" calcext:value-type="float">
            <text:p>404582600</text:p>
          </table:table-cell>
          <table:table-cell table:style-name="ce34" office:value-type="float" office:value="102188502" calcext:value-type="float">
            <text:p>10218850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1" calcext:value-type="float">
            <text:p>404582601</text:p>
          </table:table-cell>
          <table:table-cell table:style-name="ce34" office:value-type="float" office:value="145927288" calcext:value-type="float">
            <text:p>14592728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2" calcext:value-type="float">
            <text:p>404582602</text:p>
          </table:table-cell>
          <table:table-cell table:style-name="ce34" office:value-type="float" office:value="24866574" calcext:value-type="float">
            <text:p>248665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3" calcext:value-type="float">
            <text:p>404582603</text:p>
          </table:table-cell>
          <table:table-cell table:style-name="ce34" office:value-type="float" office:value="67523775" calcext:value-type="float">
            <text:p>675237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4" calcext:value-type="float">
            <text:p>404582604</text:p>
          </table:table-cell>
          <table:table-cell table:style-name="ce34" office:value-type="float" office:value="25223144" calcext:value-type="float">
            <text:p>252231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5" calcext:value-type="float">
            <text:p>404582605</text:p>
          </table:table-cell>
          <table:table-cell table:style-name="ce34" office:value-type="float" office:value="10285801" calcext:value-type="float">
            <text:p>102858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6" calcext:value-type="float">
            <text:p>404582606</text:p>
          </table:table-cell>
          <table:table-cell table:style-name="ce34" office:value-type="float" office:value="11623163" calcext:value-type="float">
            <text:p>116231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7" calcext:value-type="float">
            <text:p>404582607</text:p>
          </table:table-cell>
          <table:table-cell table:style-name="ce34" office:value-type="float" office:value="14162879" calcext:value-type="float">
            <text:p>141628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8" calcext:value-type="float">
            <text:p>404582608</text:p>
          </table:table-cell>
          <table:table-cell table:style-name="ce34" office:value-type="float" office:value="15312034" calcext:value-type="float">
            <text:p>153120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9" calcext:value-type="float">
            <text:p>404582609</text:p>
          </table:table-cell>
          <table:table-cell table:style-name="ce34" office:value-type="float" office:value="15664639" calcext:value-type="float">
            <text:p>156646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0" calcext:value-type="float">
            <text:p>404582610</text:p>
          </table:table-cell>
          <table:table-cell table:style-name="ce34" office:value-type="float" office:value="11565084" calcext:value-type="float">
            <text:p>115650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1" calcext:value-type="float">
            <text:p>404582611</text:p>
          </table:table-cell>
          <table:table-cell table:style-name="ce34" office:value-type="float" office:value="2737327" calcext:value-type="float">
            <text:p>27373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2" calcext:value-type="float">
            <text:p>404582612</text:p>
          </table:table-cell>
          <table:table-cell table:style-name="ce34" office:value-type="float" office:value="72863" calcext:value-type="float">
            <text:p>728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3" calcext:value-type="float">
            <text:p>404582613</text:p>
          </table:table-cell>
          <table:table-cell table:style-name="ce34" office:value-type="float" office:value="520101" calcext:value-type="float">
            <text:p>5201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4" calcext:value-type="float">
            <text:p>404582614</text:p>
          </table:table-cell>
          <table:table-cell table:style-name="ce34" office:value-type="float" office:value="252612" calcext:value-type="float">
            <text:p>2526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5" calcext:value-type="float">
            <text:p>404582615</text:p>
          </table:table-cell>
          <table:table-cell table:style-name="ce34" office:value-type="float" office:value="19431869" calcext:value-type="float">
            <text:p>194318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6" calcext:value-type="float">
            <text:p>404582616</text:p>
          </table:table-cell>
          <table:table-cell table:style-name="ce34" office:value-type="float" office:value="11637605" calcext:value-type="float">
            <text:p>1163760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7" calcext:value-type="float">
            <text:p>404582617</text:p>
          </table:table-cell>
          <table:table-cell table:style-name="ce34" office:value-type="float" office:value="11586406" calcext:value-type="float">
            <text:p>1158640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8" calcext:value-type="float">
            <text:p>404582618</text:p>
          </table:table-cell>
          <table:table-cell table:style-name="ce34" office:value-type="float" office:value="22506830" calcext:value-type="float">
            <text:p>2250683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9" calcext:value-type="float">
            <text:p>404582619</text:p>
          </table:table-cell>
          <table:table-cell table:style-name="ce34" office:value-type="float" office:value="11666041" calcext:value-type="float">
            <text:p>116660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0" calcext:value-type="float">
            <text:p>404582620</text:p>
          </table:table-cell>
          <table:table-cell table:style-name="ce34" office:value-type="float" office:value="11147782" calcext:value-type="float">
            <text:p>1114778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1" calcext:value-type="float">
            <text:p>404582621</text:p>
          </table:table-cell>
          <table:table-cell table:style-name="ce34" office:value-type="float" office:value="75342" calcext:value-type="float">
            <text:p>753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2" calcext:value-type="float">
            <text:p>404582622</text:p>
          </table:table-cell>
          <table:table-cell table:style-name="ce34" office:value-type="float" office:value="327148" calcext:value-type="float">
            <text:p>327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3" calcext:value-type="float">
            <text:p>404582623</text:p>
          </table:table-cell>
          <table:table-cell table:style-name="ce34" office:value-type="float" office:value="12545259" calcext:value-type="float">
            <text:p>125452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4" calcext:value-type="float">
            <text:p>404582624</text:p>
          </table:table-cell>
          <table:table-cell table:style-name="ce34" office:value-type="float" office:value="11543164" calcext:value-type="float">
            <text:p>115431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5" calcext:value-type="float">
            <text:p>404582625</text:p>
          </table:table-cell>
          <table:table-cell table:style-name="ce34" office:value-type="float" office:value="11521690" calcext:value-type="float">
            <text:p>115216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6" calcext:value-type="float">
            <text:p>404582626</text:p>
          </table:table-cell>
          <table:table-cell table:style-name="ce34" office:value-type="float" office:value="11542873" calcext:value-type="float">
            <text:p>1154287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7" calcext:value-type="float">
            <text:p>404582627</text:p>
          </table:table-cell>
          <table:table-cell table:style-name="ce34" office:value-type="float" office:value="145927289" calcext:value-type="float">
            <text:p>14592728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8" calcext:value-type="float">
            <text:p>404582628</text:p>
          </table:table-cell>
          <table:table-cell table:style-name="ce34" office:value-type="float" office:value="145927290" calcext:value-type="float">
            <text:p>14592729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9" calcext:value-type="float">
            <text:p>404582629</text:p>
          </table:table-cell>
          <table:table-cell table:style-name="ce34" office:value-type="float" office:value="145927291" calcext:value-type="float">
            <text:p>14592729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0" calcext:value-type="float">
            <text:p>404582630</text:p>
          </table:table-cell>
          <table:table-cell table:style-name="ce34" office:value-type="float" office:value="145927292" calcext:value-type="float">
            <text:p>14592729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1" calcext:value-type="float">
            <text:p>404582631</text:p>
          </table:table-cell>
          <table:table-cell table:style-name="ce34" office:value-type="float" office:value="145927295" calcext:value-type="float">
            <text:p>1459272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2" calcext:value-type="float">
            <text:p>404582632</text:p>
          </table:table-cell>
          <table:table-cell table:style-name="ce34" office:value-type="float" office:value="145927297" calcext:value-type="float">
            <text:p>14592729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3" calcext:value-type="float">
            <text:p>404582633</text:p>
          </table:table-cell>
          <table:table-cell table:style-name="ce34" office:value-type="float" office:value="145927299" calcext:value-type="float">
            <text:p>14592729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4" calcext:value-type="float">
            <text:p>404582634</text:p>
          </table:table-cell>
          <table:table-cell table:style-name="ce34" office:value-type="float" office:value="145927302" calcext:value-type="float">
            <text:p>14592730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5" calcext:value-type="float">
            <text:p>404582635</text:p>
          </table:table-cell>
          <table:table-cell table:style-name="ce34" office:value-type="float" office:value="101859774" calcext:value-type="float">
            <text:p>1018597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6" calcext:value-type="float">
            <text:p>404582636</text:p>
          </table:table-cell>
          <table:table-cell table:style-name="ce34" office:value-type="float" office:value="145927303" calcext:value-type="float">
            <text:p>14592730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7" calcext:value-type="float">
            <text:p>404582637</text:p>
          </table:table-cell>
          <table:table-cell table:style-name="ce34" office:value-type="float" office:value="101859776" calcext:value-type="float">
            <text:p>10185977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8" calcext:value-type="float">
            <text:p>404582638</text:p>
          </table:table-cell>
          <table:table-cell table:style-name="ce34" office:value-type="float" office:value="101859779" calcext:value-type="float">
            <text:p>1018597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9" calcext:value-type="float">
            <text:p>404582639</text:p>
          </table:table-cell>
          <table:table-cell table:style-name="ce34" office:value-type="float" office:value="145927304" calcext:value-type="float">
            <text:p>14592730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0" calcext:value-type="float">
            <text:p>404582640</text:p>
          </table:table-cell>
          <table:table-cell table:style-name="ce34" office:value-type="float" office:value="145927306" calcext:value-type="float">
            <text:p>14592730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1" calcext:value-type="float">
            <text:p>404582641</text:p>
          </table:table-cell>
          <table:table-cell table:style-name="ce34" office:value-type="float" office:value="145927309" calcext:value-type="float">
            <text:p>14592730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2" calcext:value-type="float">
            <text:p>404582642</text:p>
          </table:table-cell>
          <table:table-cell table:style-name="ce34" office:value-type="float" office:value="145927311" calcext:value-type="float">
            <text:p>14592731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3" calcext:value-type="float">
            <text:p>404582643</text:p>
          </table:table-cell>
          <table:table-cell table:style-name="ce34" office:value-type="float" office:value="145927313" calcext:value-type="float">
            <text:p>14592731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4" calcext:value-type="float">
            <text:p>404582644</text:p>
          </table:table-cell>
          <table:table-cell table:style-name="ce34" office:value-type="float" office:value="101859781" calcext:value-type="float">
            <text:p>1018597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5" calcext:value-type="float">
            <text:p>404582645</text:p>
          </table:table-cell>
          <table:table-cell table:style-name="ce34" office:value-type="float" office:value="145927314" calcext:value-type="float">
            <text:p>1459273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6" calcext:value-type="float">
            <text:p>404582646</text:p>
          </table:table-cell>
          <table:table-cell table:style-name="ce34" office:value-type="float" office:value="145927315" calcext:value-type="float">
            <text:p>1459273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7" calcext:value-type="float">
            <text:p>404582647</text:p>
          </table:table-cell>
          <table:table-cell table:style-name="ce34" office:value-type="float" office:value="145927316" calcext:value-type="float">
            <text:p>1459273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8" calcext:value-type="float">
            <text:p>404582648</text:p>
          </table:table-cell>
          <table:table-cell table:style-name="ce34" office:value-type="float" office:value="145927319" calcext:value-type="float">
            <text:p>14592731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9" calcext:value-type="float">
            <text:p>404582649</text:p>
          </table:table-cell>
          <table:table-cell table:style-name="ce34" office:value-type="float" office:value="145927321" calcext:value-type="float">
            <text:p>14592732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0" calcext:value-type="float">
            <text:p>404582650</text:p>
          </table:table-cell>
          <table:table-cell table:style-name="ce34" office:value-type="float" office:value="145927324" calcext:value-type="float">
            <text:p>14592732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1" calcext:value-type="float">
            <text:p>404582651</text:p>
          </table:table-cell>
          <table:table-cell table:style-name="ce34" office:value-type="float" office:value="145927327" calcext:value-type="float">
            <text:p>14592732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2" calcext:value-type="float">
            <text:p>404582652</text:p>
          </table:table-cell>
          <table:table-cell table:style-name="ce34" office:value-type="float" office:value="145927328" calcext:value-type="float">
            <text:p>1459273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3" calcext:value-type="float">
            <text:p>404582653</text:p>
          </table:table-cell>
          <table:table-cell table:style-name="ce34" office:value-type="float" office:value="145927329" calcext:value-type="float">
            <text:p>14592732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4" calcext:value-type="float">
            <text:p>404582654</text:p>
          </table:table-cell>
          <table:table-cell table:style-name="ce34" office:value-type="float" office:value="145927330" calcext:value-type="float">
            <text:p>14592733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5" calcext:value-type="float">
            <text:p>404582655</text:p>
          </table:table-cell>
          <table:table-cell table:style-name="ce34" office:value-type="float" office:value="145927333" calcext:value-type="float">
            <text:p>14592733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6" calcext:value-type="float">
            <text:p>404582656</text:p>
          </table:table-cell>
          <table:table-cell table:style-name="ce34" office:value-type="float" office:value="145927336" calcext:value-type="float">
            <text:p>1459273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69" calcext:value-type="float">
            <text:p>404600169</text:p>
          </table:table-cell>
          <table:table-cell table:style-name="ce34" office:value-type="float" office:value="10595232" calcext:value-type="float">
            <text:p>1059523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0" calcext:value-type="float">
            <text:p>404600170</text:p>
          </table:table-cell>
          <table:table-cell table:style-name="ce34" office:value-type="float" office:value="11592251" calcext:value-type="float">
            <text:p>115922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1" calcext:value-type="float">
            <text:p>404600171</text:p>
          </table:table-cell>
          <table:table-cell table:style-name="ce34" office:value-type="float" office:value="145944151" calcext:value-type="float">
            <text:p>14594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2" calcext:value-type="float">
            <text:p>404600172</text:p>
          </table:table-cell>
          <table:table-cell table:style-name="ce34" office:value-type="float" office:value="11598732" calcext:value-type="float">
            <text:p>115987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3" calcext:value-type="float">
            <text:p>404600173</text:p>
          </table:table-cell>
          <table:table-cell table:style-name="ce34" office:value-type="float" office:value="145944152" calcext:value-type="float">
            <text:p>14594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4" calcext:value-type="float">
            <text:p>404600174</text:p>
          </table:table-cell>
          <table:table-cell table:style-name="ce34" office:value-type="float" office:value="145944153" calcext:value-type="float">
            <text:p>14594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5" calcext:value-type="float">
            <text:p>404600175</text:p>
          </table:table-cell>
          <table:table-cell table:style-name="ce34" office:value-type="float" office:value="11540868" calcext:value-type="float">
            <text:p>115408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6" calcext:value-type="float">
            <text:p>404600176</text:p>
          </table:table-cell>
          <table:table-cell table:style-name="ce34" office:value-type="float" office:value="11517779" calcext:value-type="float">
            <text:p>115177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7" calcext:value-type="float">
            <text:p>404600177</text:p>
          </table:table-cell>
          <table:table-cell table:style-name="ce34" office:value-type="float" office:value="11534355" calcext:value-type="float">
            <text:p>115343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8" calcext:value-type="float">
            <text:p>404600178</text:p>
          </table:table-cell>
          <table:table-cell table:style-name="ce34" office:value-type="float" office:value="145944154" calcext:value-type="float">
            <text:p>145944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9" calcext:value-type="float">
            <text:p>404600179</text:p>
          </table:table-cell>
          <table:table-cell table:style-name="ce34" office:value-type="float" office:value="11700349" calcext:value-type="float">
            <text:p>11700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0" calcext:value-type="float">
            <text:p>404600180</text:p>
          </table:table-cell>
          <table:table-cell table:style-name="ce34" office:value-type="float" office:value="145944155" calcext:value-type="float">
            <text:p>145944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1" calcext:value-type="float">
            <text:p>404600181</text:p>
          </table:table-cell>
          <table:table-cell table:style-name="ce34" office:value-type="float" office:value="145944156" calcext:value-type="float">
            <text:p>145944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2" calcext:value-type="float">
            <text:p>404600182</text:p>
          </table:table-cell>
          <table:table-cell table:style-name="ce34" office:value-type="float" office:value="16757325" calcext:value-type="float">
            <text:p>16757325</text:p>
          </table:table-cell>
          <table:table-cell table:style-name="ce50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3" calcext:value-type="float">
            <text:p>404600183</text:p>
          </table:table-cell>
          <table:table-cell table:style-name="ce34" office:value-type="float" office:value="16757326" calcext:value-type="float">
            <text:p>16757326</text:p>
          </table:table-cell>
          <table:table-cell table:style-name="ce51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4" calcext:value-type="float">
            <text:p>404600184</text:p>
          </table:table-cell>
          <table:table-cell table:style-name="ce34" office:value-type="float" office:value="145944157" calcext:value-type="float">
            <text:p>145944157</text:p>
          </table:table-cell>
          <table:table-cell table:style-name="ce52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5" calcext:value-type="float">
            <text:p>404600185</text:p>
          </table:table-cell>
          <table:table-cell table:style-name="ce34" office:value-type="float" office:value="16757328" calcext:value-type="float">
            <text:p>16757328</text:p>
          </table:table-cell>
          <table:table-cell table:style-name="ce53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6" calcext:value-type="float">
            <text:p>404600186</text:p>
          </table:table-cell>
          <table:table-cell table:style-name="ce34" office:value-type="float" office:value="145944158" calcext:value-type="float">
            <text:p>145944158</text:p>
          </table:table-cell>
          <table:table-cell table:style-name="ce54"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7" calcext:value-type="float">
            <text:p>404600187</text:p>
          </table:table-cell>
          <table:table-cell table:style-name="ce34" office:value-type="float" office:value="145944159" calcext:value-type="float">
            <text:p>145944159</text:p>
          </table:table-cell>
          <table:table-cell table:style-name="ce55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8" calcext:value-type="float">
            <text:p>404600188</text:p>
          </table:table-cell>
          <table:table-cell table:style-name="ce34" office:value-type="float" office:value="16088142" calcext:value-type="float">
            <text:p>16088142</text:p>
          </table:table-cell>
          <table:table-cell table:style-name="ce56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9" calcext:value-type="float">
            <text:p>404600189</text:p>
          </table:table-cell>
          <table:table-cell table:style-name="ce34" office:value-type="float" office:value="11964087" calcext:value-type="float">
            <text:p>11964087</text:p>
          </table:table-cell>
          <table:table-cell table:style-name="ce57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0" calcext:value-type="float">
            <text:p>404600190</text:p>
          </table:table-cell>
          <table:table-cell table:style-name="ce34" office:value-type="float" office:value="16089543" calcext:value-type="float">
            <text:p>16089543</text:p>
          </table:table-cell>
          <table:table-cell table:style-name="ce58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1" calcext:value-type="float">
            <text:p>404600191</text:p>
          </table:table-cell>
          <table:table-cell table:style-name="ce34" office:value-type="float" office:value="11964353" calcext:value-type="float">
            <text:p>11964353</text:p>
          </table:table-cell>
          <table:table-cell table:style-name="ce59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2" calcext:value-type="float">
            <text:p>404600192</text:p>
          </table:table-cell>
          <table:table-cell table:style-name="ce34" office:value-type="float" office:value="16088139" calcext:value-type="float">
            <text:p>16088139</text:p>
          </table:table-cell>
          <table:table-cell table:style-name="ce60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3" calcext:value-type="float">
            <text:p>404600193</text:p>
          </table:table-cell>
          <table:table-cell table:style-name="ce34" office:value-type="float" office:value="145944160" calcext:value-type="float">
            <text:p>145944160</text:p>
          </table:table-cell>
          <table:table-cell table:style-name="ce61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4" calcext:value-type="float">
            <text:p>404600194</text:p>
          </table:table-cell>
          <table:table-cell table:style-name="ce34" office:value-type="float" office:value="16089541" calcext:value-type="float">
            <text:p>16089541</text:p>
          </table:table-cell>
          <table:table-cell table:style-name="ce62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5" calcext:value-type="float">
            <text:p>404600195</text:p>
          </table:table-cell>
          <table:table-cell table:style-name="ce34" office:value-type="float" office:value="16089542" calcext:value-type="float">
            <text:p>16089542</text:p>
          </table:table-cell>
          <table:table-cell table:style-name="ce63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22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22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22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22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22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22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22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22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22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22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22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22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22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22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22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22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22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22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22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22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22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22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22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22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22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22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22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22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22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22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22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22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22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22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22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22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22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22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22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22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22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22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22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22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22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22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22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22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22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22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22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22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22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256</text:p>
          </table:table-cell>
          <table:table-cell table:style-name="ce22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7</text:p>
          </table:table-cell>
          <table:table-cell table:style-name="ce8" office:value-type="string" calcext:value-type="string">
            <text:p>OBGBGHKYJAOXRR-UHFFFAOYSA-N</text:p>
          </table:table-cell>
          <table:table-cell table:style-name="ce8" office:value-type="string" calcext:value-type="string">
            <text:p>COC1=CC(=O)C2=C(C=CC=C2)C1=O</text:p>
          </table:table-cell>
          <table:table-cell table:style-name="ce8" office:value-type="string" calcext:value-type="string">
            <text:p>InChI=1S/C11H8O3/c1-14-10-6-9(12)7-4-2-3-5-8(7)11(10)13/h2-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8</text:p>
          </table:table-cell>
          <table:table-cell table:style-name="ce8" office:value-type="string" calcext:value-type="string">
            <text:p>UQLMTKUGAAEQHK-UHFFFAOYSA-N</text:p>
          </table:table-cell>
          <table:table-cell table:style-name="ce8" office:value-type="string" calcext:value-type="string">
            <text:p>O=C1C=C(NCCC2=C[NH]C3=CC=CC=C23)C(=O)C2=C1C=CC=C2</text:p>
          </table:table-cell>
          <table:table-cell table:style-name="ce8" office:value-type="string" calcext:value-type="string">
            <text:p>InChI=1S/C20H16N2O2/c23-19-11-18(20(24)16-7-2-1-6-15(16)19)21-10-9-13-12-22-17-8-4-3-5-14(13)17/h1-8,11-12,21-22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6"/>
          <table:table-cell office:value-type="string" calcext:value-type="string">
            <text:p>Duplicate with Zhang L 1998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259</text:p>
          </table:table-cell>
          <table:table-cell table:style-name="ce8" office:value-type="string" calcext:value-type="string">
            <text:p>VPIUVBLEDIDJQZ-UHFFFAOYSA-N</text:p>
          </table:table-cell>
          <table:table-cell table:style-name="ce8" office:value-type="string" calcext:value-type="string">
            <text:p>CC1=CC=C(S(=O)(=O)NCCC2=C[NH]C3=CC=CC=C23)C=C1</text:p>
          </table:table-cell>
          <table:table-cell table:style-name="ce8" office:value-type="string" calcext:value-type="string">
            <text:p>InChI=1S/C17H18N2O2S/c1-13-6-8-15(9-7-13)22(20,21)19-11-10-14-12-18-17-5-3-2-4-16(14)17/h2-9,12,18-19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0</text:p>
          </table:table-cell>
          <table:table-cell table:style-name="ce8" office:value-type="string" calcext:value-type="string">
            <text:p>SAQDVULJSRMFJO-UHFFFAOYSA-N</text:p>
          </table:table-cell>
          <table:table-cell table:style-name="ce8" office:value-type="string" calcext:value-type="string">
            <text:p>O=C1C2=C(C=CC=C2)C(=O)N1CCC1=C[NH]C2=CC=CC=C12</text:p>
          </table:table-cell>
          <table:table-cell table:style-name="ce8" office:value-type="string" calcext:value-type="string">
            <text:p>InChI=1S/C18H14N2O2/c21-17-14-6-1-2-7-15(14)18(22)20(17)10-9-12-11-19-16-8-4-3-5-13(12)16/h1-8,11,19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1</text:p>
          </table:table-cell>
          <table:table-cell table:style-name="ce8" office:value-type="string" calcext:value-type="string">
            <text:p>RVLBVWCERFVZNM-UHFFFAOYSA-N</text:p>
          </table:table-cell>
          <table:table-cell table:style-name="ce8" office:value-type="string" calcext:value-type="string">
            <text:p>CC1=CC=C(S(=O)(=O)N2C=C(CCN3C(=O)C4=C(C=CC=C4)C3=O)C3=CC=CC=C32)C=C1</text:p>
          </table:table-cell>
          <table:table-cell table:style-name="ce8" office:value-type="string" calcext:value-type="string">
            <text:p>InChI=1S/C25H20N2O4S/c1-17-10-12-19(13-11-17)32(30,31)27-16-18(20-6-4-5-9-23(20)27)14-15-26-24(28)21-7-2-3-8-22(21)25(26)29/h2-13,16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2</text:p>
          </table:table-cell>
          <table:table-cell table:style-name="ce8" office:value-type="string" calcext:value-type="string">
            <text:p>XKKWGBDMWUAPLE-UHFFFAOYSA-N</text:p>
          </table:table-cell>
          <table:table-cell table:style-name="ce8" office:value-type="string" calcext:value-type="string">
            <text:p>CC1=CC=C(S(=O)(=O)N2C=C(CCN)C3=CC=CC=C32)C=C1</text:p>
          </table:table-cell>
          <table:table-cell table:style-name="ce8" office:value-type="string" calcext:value-type="string">
            <text:p>InChI=1S/C17H18N2O2S/c1-13-6-8-15(9-7-13)22(20,21)19-12-14(10-11-18)16-4-2-3-5-17(16)19/h2-9,12H,10-11,1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3</text:p>
          </table:table-cell>
          <table:table-cell table:style-name="ce8" office:value-type="string" calcext:value-type="string">
            <text:p>UJUWQLXEMKUVGE-UHFFFAOYSA-N</text:p>
          </table:table-cell>
          <table:table-cell table:style-name="ce8" office:value-type="string" calcext:value-type="string">
            <text:p>CC(C)(C)OC(=O)NCCC1=C[NH]C2=CC=CC=C12</text:p>
          </table:table-cell>
          <table:table-cell table:style-name="ce8" office:value-type="string" calcext:value-type="string">
            <text:p>InChI=1S/C15H20N2O2/c1-15(2,3)19-14(18)16-9-8-11-10-17-13-7-5-4-6-12(11)13/h4-7,10,17H,8-9H2,1-3H3,(H,16,1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4</text:p>
          </table:table-cell>
          <table:table-cell table:style-name="ce8" office:value-type="string" calcext:value-type="string">
            <text:p>UYMYDPZATSULIB-UHFFFAOYSA-N</text:p>
          </table:table-cell>
          <table:table-cell table:style-name="ce8" office:value-type="string" calcext:value-type="string">
            <text:p>CC1=CC=C(S(=O)(=O)N2C=C(CCNC(=O)OC(C)(C)C)C3=CC=CC=C32)C=C1</text:p>
          </table:table-cell>
          <table:table-cell table:style-name="ce8" office:value-type="string" calcext:value-type="string">
            <text:p>InChI=1S/C22H26N2O4S/c1-16-9-11-18(12-10-16)29(26,27)24-15-17(19-7-5-6-8-20(19)24)13-14-23-21(25)28-22(2,3)4/h5-12,15H,13-14H2,1-4H3,(H,23,2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5</text:p>
          </table:table-cell>
          <table:table-cell table:style-name="ce8" office:value-type="string" calcext:value-type="string">
            <text:p>HSCIZQUWUZNDBV-UHFFFAOYSA-N</text:p>
          </table:table-cell>
          <table:table-cell table:style-name="ce8" office:value-type="string" calcext:value-type="string">
            <text:p>CC1=CC=C(S(=O)(=O)N(CCC2=C[NH]C3=CC=CC=C23)C(=O)OC(C)(C)C)C=C1</text:p>
          </table:table-cell>
          <table:table-cell table:style-name="ce8" office:value-type="string" calcext:value-type="string">
            <text:p>InChI=1S/C22H26N2O4S/c1-16-9-11-18(12-10-16)29(26,27)24(21(25)28-22(2,3)4)14-13-17-15-23-20-8-6-5-7-19(17)20/h5-12,15,23H,13-14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6</text:p>
          </table:table-cell>
          <table:table-cell table:style-name="ce8" office:value-type="string" calcext:value-type="string">
            <text:p>ZWSRQFVDZWZEKK-UHFFFAOYSA-N</text:p>
          </table:table-cell>
          <table:table-cell table:style-name="ce8" office:value-type="string" calcext:value-type="string">
            <text:p>CC1=CC=C(S(=O)(=O)N(CCC2=CN(S(=O)(=O)C3=CC=C(C)C=C3)C3=CC=CC=C23)C(=O)OC(C)(C)C)C=C1</text:p>
          </table:table-cell>
          <table:table-cell table:style-name="ce8" office:value-type="string" calcext:value-type="string">
            <text:p>InChI=1S/C29H32N2O6S2/c1-21-10-14-24(15-11-21)38(33,34)30(28(32)37-29(3,4)5)19-18-23-20-31(27-9-7-6-8-26(23)27)39(35,36)25-16-12-22(2)13-17-25/h6-17,20H,18-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7</text:p>
          </table:table-cell>
          <table:table-cell table:style-name="ce8" office:value-type="string" calcext:value-type="string">
            <text:p>JKNIRCTUMKRFDB-UHFFFAOYSA-N</text:p>
          </table:table-cell>
          <table:table-cell table:style-name="ce8" office:value-type="string" calcext:value-type="string">
            <text:p>CC(C)(OC(=O)NCCC1=C[NH]C2=CC=CC=C12)C(Cl)(Cl)Cl</text:p>
          </table:table-cell>
          <table:table-cell table:style-name="ce8" office:value-type="string" calcext:value-type="string">
            <text:p>InChI=1S/C15H17Cl3N2O2/c1-14(2,15(16,17)18)22-13(21)19-8-7-10-9-20-12-6-4-3-5-11(10)12/h3-6,9,20H,7-8H2,1-2H3,(H,19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8</text:p>
          </table:table-cell>
          <table:table-cell table:style-name="ce8" office:value-type="string" calcext:value-type="string">
            <text:p>RHHNCVUNQGWZQF-UHFFFAOYSA-N</text:p>
          </table:table-cell>
          <table:table-cell table:style-name="ce8" office:value-type="string" calcext:value-type="string">
            <text:p>CC1=CC=C(S(=O)(=O)N2C=C(CCNC(=O)OC(C)(C)C(Cl)(Cl)Cl)C3=CC=CC=C32)C=C1</text:p>
          </table:table-cell>
          <table:table-cell table:style-name="ce8" office:value-type="string" calcext:value-type="string">
            <text:p>InChI=1S/C22H23Cl3N2O4S/c1-15-8-10-17(11-9-15)32(29,30)27-14-16(18-6-4-5-7-19(18)27)12-13-26-20(28)31-21(2,3)22(23,24)25/h4-11,14H,12-13H2,1-3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9</text:p>
          </table:table-cell>
          <table:table-cell table:style-name="ce8" office:value-type="string" calcext:value-type="string">
            <text:p>GCOGMWWUNJIZGF-UHFFFAOYSA-N</text:p>
          </table:table-cell>
          <table:table-cell table:style-name="ce8" office:value-type="string" calcext:value-type="string">
            <text:p>CC1=CC=C(S(=O)(=O)N(CCC2=C[NH]C3=CC=CC=C23)C(=O)OC(C)(C)C(Cl)(Cl)Cl)C=C1</text:p>
          </table:table-cell>
          <table:table-cell table:style-name="ce8" office:value-type="string" calcext:value-type="string">
            <text:p>InChI=1S/C22H23Cl3N2O4S/c1-15-8-10-17(11-9-15)32(29,30)27(20(28)31-21(2,3)22(23,24)25)13-12-16-14-26-19-7-5-4-6-18(16)19/h4-11,14,26H,12-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0</text:p>
          </table:table-cell>
          <table:table-cell table:style-name="ce8" office:value-type="string" calcext:value-type="string">
            <text:p>NYUKINBVEFMBDM-UHFFFAOYSA-N</text:p>
          </table:table-cell>
          <table:table-cell table:style-name="ce8" office:value-type="string" calcext:value-type="string">
            <text:p>CC1=CC=C(S(=O)(=O)N(CCC2=CN(S(=O)(=O)C3=CC=C(C)C=C3)C3=CC=CC=C23)C(=O)OC(C)(C)C(Cl)(Cl)Cl)C=C1</text:p>
          </table:table-cell>
          <table:table-cell table:style-name="ce8" office:value-type="string" calcext:value-type="string">
            <text:p>InChI=1S/C29H29Cl3N2O6S2/c1-20-9-13-23(14-10-20)41(36,37)33(27(35)40-28(3,4)29(30,31)32)18-17-22-19-34(26-8-6-5-7-25(22)26)42(38,39)24-15-11-21(2)12-16-24/h5-16,19H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1</text:p>
          </table:table-cell>
          <table:table-cell table:style-name="ce8" office:value-type="string" calcext:value-type="string">
            <text:p>MXECCMWWXQDAGI-UHFFFAOYSA-N</text:p>
          </table:table-cell>
          <table:table-cell table:style-name="ce8" office:value-type="string" calcext:value-type="string">
            <text:p>C1=CC=C(C(NCCC2=C[NH]C3=CC=CC=C23)(C2=CC=CC=C2)C2=CC=CC=C2)C=C1</text:p>
          </table:table-cell>
          <table:table-cell table:style-name="ce8" office:value-type="string" calcext:value-type="string">
            <text:p>InChI=1S/C29H26N2/c1-4-12-24(13-5-1)29(25-14-6-2-7-15-25,26-16-8-3-9-17-26)31-21-20-23-22-30-28-19-11-10-18-27(23)28/h1-19,22,30-31H,20-2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2</text:p>
          </table:table-cell>
          <table:table-cell table:style-name="ce8" office:value-type="string" calcext:value-type="string">
            <text:p>AOVGJGYYFVCYPK-UHFFFAOYSA-N</text:p>
          </table:table-cell>
          <table:table-cell table:style-name="ce8" office:value-type="string" calcext:value-type="string">
            <text:p>CC1=CC=C(S(=O)(=O)N2C=C(CCNC(C3=CC=CC=C3)(C3=CC=CC=C3)C3=CC=CC=C3)C3=CC=CC=C32)C=C1</text:p>
          </table:table-cell>
          <table:table-cell table:style-name="ce8" office:value-type="string" calcext:value-type="string">
            <text:p>InChI=1S/C36H32N2O2S/c1-28-21-23-33(24-22-28)41(39,40)38-27-29(34-19-11-12-20-35(34)38)25-26-37-36(30-13-5-2-6-14-30,31-15-7-3-8-16-31)32-17-9-4-10-18-32/h2-24,27,37H,25-2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3</text:p>
          </table:table-cell>
          <table:table-cell table:style-name="ce8" office:value-type="string" calcext:value-type="string">
            <text:p>QNMXKTKMHAMAKH-UHFFFAOYSA-N</text:p>
          </table:table-cell>
          <table:table-cell table:style-name="ce8" office:value-type="string" calcext:value-type="string">
            <text:p>CC1=CC=C(S(=O)(=O)N(CCC2=CN(S(=O)(=O)C3=CC=C(C)C=C3)C3=CC=CC=C23)C2=CC(=O)C3=C(C=CC=C3)C2=O)C=C1</text:p>
          </table:table-cell>
          <table:table-cell table:style-name="ce8" office:value-type="string" calcext:value-type="string">
            <text:p>InChI=1S/C34H28N2O6S2/c1-23-11-15-26(16-12-23)43(39,40)35(32-21-33(37)29-8-3-4-9-30(29)34(32)38)20-19-25-22-36(31-10-6-5-7-28(25)31)44(41,42)27-17-13-24(2)14-18-27/h3-18,21-22H,19-2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4</text:p>
          </table:table-cell>
          <table:table-cell table:style-name="ce8" office:value-type="string" calcext:value-type="string">
            <text:p>QBFRLCNRSDHIFZ-UHFFFAOYSA-N</text:p>
          </table:table-cell>
          <table:table-cell table:style-name="ce8" office:value-type="string" calcext:value-type="string">
            <text:p>CC1=CC=C(S(=O)(=O)N(CCC2=C[NH]C3=CC=CC=C23)C2=CC(=O)C3=C(C=CC=C3)C2=O)C=C1</text:p>
          </table:table-cell>
          <table:table-cell table:style-name="ce8" office:value-type="string" calcext:value-type="string">
            <text:p>InChI=1S/C27H22N2O4S/c1-18-10-12-20(13-11-18)34(32,33)29(15-14-19-17-28-24-9-5-4-6-21(19)24)25-16-26(30)22-7-2-3-8-23(22)27(25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5</text:p>
          </table:table-cell>
          <table:table-cell table:style-name="ce8" office:value-type="string" calcext:value-type="string">
            <text:p>IUEAAPLIKPZBHF-UHFFFAOYSA-N</text:p>
          </table:table-cell>
          <table:table-cell table:style-name="ce8" office:value-type="string" calcext:value-type="string">
            <text:p>CC1=CC=C(S(=O)(=O)N2C=C(CCNC3=CC(=O)C4=C(C=CC=C4)C3=O)C3=CC=CC=C32)C=C1</text:p>
          </table:table-cell>
          <table:table-cell table:style-name="ce8" office:value-type="string" calcext:value-type="string">
            <text:p>InChI=1S/C27H22N2O4S/c1-18-10-12-20(13-11-18)34(32,33)29-17-19(21-6-4-5-9-25(21)29)14-15-28-24-16-26(30)22-7-2-3-8-23(22)27(24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6</text:p>
          </table:table-cell>
          <table:table-cell table:style-name="ce8" office:value-type="string" calcext:value-type="string">
            <text:p>LHSGUCJFIQLPBI-UITAMQMPSA-N</text:p>
          </table:table-cell>
          <table:table-cell table:style-name="ce8" office:value-type="string" calcext:value-type="string">
            <text:p>COC(=O)/C(=C/C1=C(OC)C=C(OC)C(OC)=C1)N=[N+]=[N-]</text:p>
          </table:table-cell>
          <table:table-cell table:style-name="ce8" office:value-type="string" calcext:value-type="string">
            <text:p>InChI=1S/C13H15N3O5/c1-18-10-7-12(20-3)11(19-2)6-8(10)5-9(15-16-14)13(17)21-4/h5-7H,1-4H3/b9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7</text:p>
          </table:table-cell>
          <table:table-cell table:style-name="ce8" office:value-type="string" calcext:value-type="string">
            <text:p>CCWLCFJVPRBLOT-UHFFFAOYSA-N</text:p>
          </table:table-cell>
          <table:table-cell table:style-name="ce8" office:value-type="string" calcext:value-type="string">
            <text:p>COC(=O)C1=CC2=C(OC)C=C(OC)C(OC)=C2[NH]1</text:p>
          </table:table-cell>
          <table:table-cell table:style-name="ce8" office:value-type="string" calcext:value-type="string">
            <text:p>InChI=1S/C13H15NO5/c1-16-9-6-10(17-2)12(18-3)11-7(9)5-8(14-11)13(15)19-4/h5-6,1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8</text:p>
          </table:table-cell>
          <table:table-cell table:style-name="ce8" office:value-type="string" calcext:value-type="string">
            <text:p>QVCJMJQXKVYHCL-UHFFFAOYSA-N</text:p>
          </table:table-cell>
          <table:table-cell table:style-name="ce8" office:value-type="string" calcext:value-type="string">
            <text:p>COC1=CC(OC)=C2C=C(C(=O)O)[NH]C2=C1OC</text:p>
          </table:table-cell>
          <table:table-cell table:style-name="ce8" office:value-type="string" calcext:value-type="string">
            <text:p>InChI=1S/C12H13NO5/c1-16-8-5-9(17-2)11(18-3)10-6(8)4-7(13-10)12(14)15/h4-5,13H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9</text:p>
          </table:table-cell>
          <table:table-cell table:style-name="ce8" office:value-type="string" calcext:value-type="string">
            <text:p>NXPLALMJOKMQGY-UHFFFAOYSA-N</text:p>
          </table:table-cell>
          <table:table-cell table:style-name="ce8" office:value-type="string" calcext:value-type="string">
            <text:p>COC1=CC(OC)=C2C=C[NH]C2=C1OC</text:p>
          </table:table-cell>
          <table:table-cell table:style-name="ce8" office:value-type="string" calcext:value-type="string">
            <text:p>InChI=1S/C11H13NO3/c1-13-8-6-9(14-2)11(15-3)10-7(8)4-5-12-10/h4-6,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0</text:p>
          </table:table-cell>
          <table:table-cell table:style-name="ce8" office:value-type="string" calcext:value-type="string">
            <text:p>WYRVFICOAOLPGC-UHFFFAOYSA-N</text:p>
          </table:table-cell>
          <table:table-cell table:style-name="ce8" office:value-type="string" calcext:value-type="string">
            <text:p>COC1=CC(OC)=C2C(C(=O)C(=O)N(CC3=CC=CC=C3)CC3=CC=CC=C3)=C[NH]C2=C1OC</text:p>
          </table:table-cell>
          <table:table-cell table:style-name="ce8" office:value-type="string" calcext:value-type="string">
            <text:p>InChI=1S/C27H26N2O5/c1-32-21-14-22(33-2)26(34-3)24-23(21)20(15-28-24)25(30)27(31)29(16-18-10-6-4-7-11-18)17-19-12-8-5-9-13-19/h4-15,28H,16-1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1</text:p>
          </table:table-cell>
          <table:table-cell table:style-name="ce8" office:value-type="string" calcext:value-type="string">
            <text:p>SFLJWMUSNWRAKL-UHFFFAOYSA-N</text:p>
          </table:table-cell>
          <table:table-cell table:style-name="ce8" office:value-type="string" calcext:value-type="string">
            <text:p>COC1=CC(OC)=C2C(CCN(CC3=CC=CC=C3)CC3=CC=CC=C3)=C[NH]C2=C1OC</text:p>
          </table:table-cell>
          <table:table-cell table:style-name="ce8" office:value-type="string" calcext:value-type="string">
            <text:p>InChI=1S/C27H30N2O3/c1-30-23-16-24(31-2)27(32-3)26-25(23)22(17-28-26)14-15-29(18-20-10-6-4-7-11-20)19-21-12-8-5-9-13-21/h4-13,16-17,28H,14-15,18-1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2</text:p>
          </table:table-cell>
          <table:table-cell table:style-name="ce8" office:value-type="string" calcext:value-type="string">
            <text:p>LTAOAKQIUGFUHV-UHFFFAOYSA-N</text:p>
          </table:table-cell>
          <table:table-cell table:style-name="ce8" office:value-type="string" calcext:value-type="string">
            <text:p>COC1=CC(OC)=C2C(CCN(CC3=CC=CC=C3)CC3=CC=CC=C3)=CN(S(=O)(=O)C3=CC=C(C)C=C3)C2=C1OC</text:p>
          </table:table-cell>
          <table:table-cell table:style-name="ce8" office:value-type="string" calcext:value-type="string">
            <text:p>InChI=1S/C34H36N2O5S/c1-25-15-17-29(18-16-25)42(37,38)36-24-28(32-30(39-2)21-31(40-3)34(41-4)33(32)36)19-20-35(22-26-11-7-5-8-12-26)23-27-13-9-6-10-14-27/h5-18,21,24H,19-20,22-23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3</text:p>
          </table:table-cell>
          <table:table-cell table:style-name="ce8" office:value-type="string" calcext:value-type="string">
            <text:p>JAJOWCHXHHVDJI-UHFFFAOYSA-N</text:p>
          </table:table-cell>
          <table:table-cell table:style-name="ce8" office:value-type="string" calcext:value-type="string">
            <text:p>COC1=CC(OC)=C2C(CCN)=CN(S(=O)(=O)C3=CC=C(C)C=C3)C2=C1OC</text:p>
          </table:table-cell>
          <table:table-cell table:style-name="ce8" office:value-type="string" calcext:value-type="string">
            <text:p>InChI=1S/C20H24N2O5S/c1-13-5-7-15(8-6-13)28(23,24)22-12-14(9-10-21)18-16(25-2)11-17(26-3)20(27-4)19(18)22/h5-8,11-12H,9-10,2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4</text:p>
          </table:table-cell>
          <table:table-cell table:style-name="ce8" office:value-type="string" calcext:value-type="string">
            <text:p>LASMOIFPHNPJIQ-UHFFFAOYSA-N</text:p>
          </table:table-cell>
          <table:table-cell table:style-name="ce8" office:value-type="string" calcext:value-type="string">
            <text:p>COC1=CC(OC)=C2C(CCNC(=O)OC(C)(C)C)=CN(S(=O)(=O)C3=CC=C(C)C=C3)C2=C1OC</text:p>
          </table:table-cell>
          <table:table-cell table:style-name="ce8" office:value-type="string" calcext:value-type="string">
            <text:p>InChI=1S/C25H32N2O7S/c1-16-8-10-18(11-9-16)35(29,30)27-15-17(12-13-26-24(28)34-25(2,3)4)21-19(31-5)14-20(32-6)23(33-7)22(21)27/h8-11,14-15H,12-13H2,1-7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5</text:p>
          </table:table-cell>
          <table:table-cell table:style-name="ce8" office:value-type="string" calcext:value-type="string">
            <text:p>LEIQQYAWCBDUTR-UHFFFAOYSA-N</text:p>
          </table:table-cell>
          <table:table-cell table:style-name="ce8" office:value-type="string" calcext:value-type="string">
            <text:p>COC1=CC(=O)C2=C(C1=O)N(S(=O)(=O)C1=CC=C(C)C=C1)C=C2CCNC(=O)OC(C)(C)C</text:p>
          </table:table-cell>
          <table:table-cell table:style-name="ce8" office:value-type="string" calcext:value-type="string">
            <text:p>InChI=1S/C23H26N2O7S/c1-14-6-8-16(9-7-14)33(29,30)25-13-15(10-11-24-22(28)32-23(2,3)4)19-17(26)12-18(31-5)21(27)20(19)25/h6-9,12-13H,10-11H2,1-5H3,(H,24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6</text:p>
          </table:table-cell>
          <table:table-cell table:style-name="ce8" office:value-type="string" calcext:value-type="string">
            <text:p>XNZCRXYFOMBGNG-UHFFFAOYSA-N</text:p>
          </table:table-cell>
          <table:table-cell table:style-name="ce8" office:value-type="string" calcext:value-type="string">
            <text:p>COC1=CC(=O)C2=C(C1=O)N(S(=O)(=O)C1=CC=C(C)C=C1)C=C2CC[NH3+].O=C([O-])C(F)(F)F</text:p>
          </table:table-cell>
          <table:table-cell table:style-name="ce8" office:value-type="string" calcext:value-type="string">
            <text:p>InChI=1S/C18H18N2O5S.C2HF3O2/c1-11-3-5-13(6-4-11)26(23,24)20-10-12(7-8-19)16-14(21)9-15(25-2)18(22)17(16)20;3-2(4,5)1(6)7/h3-6,9-10H,7-8,19H2,1-2H3;(H,6,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7</text:p>
          </table:table-cell>
          <table:table-cell table:style-name="ce8" office:value-type="string" calcext:value-type="string">
            <text:p>BQPVBPLMUCJNOX-UHFFFAOYSA-N</text:p>
          </table:table-cell>
          <table:table-cell table:style-name="ce8" office:value-type="string" calcext:value-type="string">
            <text:p>CCCCCCCOS(=O)(=O)C1=CC=C(C)C=C1</text:p>
          </table:table-cell>
          <table:table-cell table:style-name="ce8" office:value-type="string" calcext:value-type="string">
            <text:p>InChI=1S/C14H22O3S/c1-3-4-5-6-7-12-17-18(15,16)14-10-8-13(2)9-11-14/h8-11H,3-7,12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8</text:p>
          </table:table-cell>
          <table:table-cell table:style-name="ce8" office:value-type="string" calcext:value-type="string">
            <text:p>GYHJFWZSCIYJKD-UHFFFAOYSA-M</text:p>
          </table:table-cell>
          <table:table-cell table:style-name="ce8" office:value-type="string" calcext:value-type="string">
            <text:p>CC1=CC=C(S(=O)(=O)[O-])C=C1.CC1=[N+](C)C2=CC=CC=C2S1</text:p>
          </table:table-cell>
          <table:table-cell table:style-name="ce8" office:value-type="string" calcext:value-type="string">
            <text:p>InChI=1S/C9H10NS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9</text:p>
          </table:table-cell>
          <table:table-cell table:style-name="ce8" office:value-type="string" calcext:value-type="string">
            <text:p>BYXYNOJCPYHZCX-UHFFFAOYSA-M</text:p>
          </table:table-cell>
          <table:table-cell table:style-name="ce8" office:value-type="string" calcext:value-type="string">
            <text:p>CC1=CC=C(S(=O)(=O)[O-])C=C1.CCCCCCC[N+]1=C(C)SC2=CC=CC=C21</text:p>
          </table:table-cell>
          <table:table-cell table:style-name="ce8" office:value-type="string" calcext:value-type="string">
            <text:p>InChI=1S/C15H22NS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0</text:p>
          </table:table-cell>
          <table:table-cell table:style-name="ce8" office:value-type="string" calcext:value-type="string">
            <text:p>SYCKYZXHDYREEN-UHFFFAOYSA-M</text:p>
          </table:table-cell>
          <table:table-cell table:style-name="ce8" office:value-type="string" calcext:value-type="string">
            <text:p>CC1=CC=C(S(=O)(=O)[O-])C=C1.CC1=[N+](C)C2=CC=CC=C2[Se]1</text:p>
          </table:table-cell>
          <table:table-cell table:style-name="ce8" office:value-type="string" calcext:value-type="string">
            <text:p>InChI=1S/C9H10NSe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1</text:p>
          </table:table-cell>
          <table:table-cell table:style-name="ce8" office:value-type="string" calcext:value-type="string">
            <text:p>KFMNUILNIITYCV-UHFFFAOYSA-M</text:p>
          </table:table-cell>
          <table:table-cell table:style-name="ce8" office:value-type="string" calcext:value-type="string">
            <text:p>CC1=CC=C(S(=O)(=O)[O-])C=C1.CCCCCCC[N+]1=C(C)[Se]C2=CC=CC=C21</text:p>
          </table:table-cell>
          <table:table-cell table:style-name="ce8" office:value-type="string" calcext:value-type="string">
            <text:p>InChI=1S/C15H22NSe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2</text:p>
          </table:table-cell>
          <table:table-cell table:style-name="ce8" office:value-type="string" calcext:value-type="string">
            <text:p>VGSXHIDSGRENJY-UHFFFAOYSA-N</text:p>
          </table:table-cell>
          <table:table-cell table:style-name="ce8" office:value-type="string" calcext:value-type="string">
            <text:p>CCC1=[N+](C)C2=CC=CC=C2S1.F[B-](F)(F)F</text:p>
          </table:table-cell>
          <table:table-cell table:style-name="ce8" office:value-type="string" calcext:value-type="string">
            <text:p>InChI=1S/C10H12NS.BF4/c1-3-10-11(2)8-6-4-5-7-9(8)12-10;2-1(3,4)5/h4-7H,3H2,1-2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3</text:p>
          </table:table-cell>
          <table:table-cell table:style-name="ce8" office:value-type="string" calcext:value-type="string">
            <text:p>XKPQMYSXUHRABQ-KMKOMSMNSA-N</text:p>
          </table:table-cell>
          <table:table-cell table:style-name="ce8" office:value-type="string" calcext:value-type="string">
            <text:p>C/C=C1\SC2=CC=CC=C2N1C</text:p>
          </table:table-cell>
          <table:table-cell table:style-name="ce8" office:value-type="string" calcext:value-type="string">
            <text:p>InChI=1S/C10H11NS/c1-3-10-11(2)8-6-4-5-7-9(8)12-10/h3-7H,1-2H3/b10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4</text:p>
          </table:table-cell>
          <table:table-cell table:style-name="ce8" office:value-type="string" calcext:value-type="string">
            <text:p>MRZUZUDYYTYXHI-UHFFFAOYSA-N</text:p>
          </table:table-cell>
          <table:table-cell table:style-name="ce8" office:value-type="string" calcext:value-type="string">
            <text:p>CCC1(CC(C)=O)SC2=CC=CC=C2N1C</text:p>
          </table:table-cell>
          <table:table-cell table:style-name="ce8" office:value-type="string" calcext:value-type="string">
            <text:p>InChI=1S/C13H17NOS/c1-4-13(9-10(2)15)14(3)11-7-5-6-8-12(11)16-13/h5-8H,4,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5</text:p>
          </table:table-cell>
          <table:table-cell table:style-name="ce8" office:value-type="string" calcext:value-type="string">
            <text:p>WRTGWYKMDAUIMS-JMIUGGIZSA-N</text:p>
          </table:table-cell>
          <table:table-cell table:style-name="ce8" office:value-type="string" calcext:value-type="string">
            <text:p>CN1/C(=C/C(C#N)=C2C=CC(=C(C#N)C#N)C=C2)SC2=CC=CC=C21</text:p>
          </table:table-cell>
          <table:table-cell table:style-name="ce8" office:value-type="string" calcext:value-type="string">
            <text:p>InChI=1S/C20H12N4S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6</text:p>
          </table:table-cell>
          <table:table-cell table:style-name="ce8" office:value-type="string" calcext:value-type="string">
            <text:p>IJUYNAPSSMYWSJ-QQXSKIMKSA-N</text:p>
          </table:table-cell>
          <table:table-cell table:style-name="ce8" office:value-type="string" calcext:value-type="string">
            <text:p>CCCCCCCN1/C(=C/C(C#N)=C2C=CC(=C(C#N)C#N)C=C2)SC2=CC=CC=C21</text:p>
          </table:table-cell>
          <table:table-cell table:style-name="ce8" office:value-type="string" calcext:value-type="string">
            <text:p>InChI=1S/C26H24N4S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7</text:p>
          </table:table-cell>
          <table:table-cell table:style-name="ce8" office:value-type="string" calcext:value-type="string">
            <text:p>SOICQLRATNSSQG-JMIUGGIZSA-N</text:p>
          </table:table-cell>
          <table:table-cell table:style-name="ce8" office:value-type="string" calcext:value-type="string">
            <text:p>CN1/C(=C/C(C#N)=C2C=CC(=C(C#N)C#N)C=C2)[Se]C2=CC=CC=C21</text:p>
          </table:table-cell>
          <table:table-cell table:style-name="ce8" office:value-type="string" calcext:value-type="string">
            <text:p>InChI=1S/C20H12N4Se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8</text:p>
          </table:table-cell>
          <table:table-cell table:style-name="ce8" office:value-type="string" calcext:value-type="string">
            <text:p>PBYJERYUZQMJBW-QQXSKIMKSA-N</text:p>
          </table:table-cell>
          <table:table-cell table:style-name="ce8" office:value-type="string" calcext:value-type="string">
            <text:p>CCCCCCCN1/C(=C/C(C#N)=C2C=CC(=C(C#N)C#N)C=C2)[Se]C2=CC=CC=C21</text:p>
          </table:table-cell>
          <table:table-cell table:style-name="ce8" office:value-type="string" calcext:value-type="string">
            <text:p>InChI=1S/C26H24N4Se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9</text:p>
          </table:table-cell>
          <table:table-cell table:style-name="ce8" office:value-type="string" calcext:value-type="string">
            <text:p>ZLAYZCIXVROMPF-UHFFFAOYSA-N</text:p>
          </table:table-cell>
          <table:table-cell table:style-name="ce8" office:value-type="string" calcext:value-type="string">
            <text:p>O=C1C=C(NCC(=O)C2=C[NH]C3=C2C=CC=C3)C(=O)C2=C1C=CC=C2</text:p>
          </table:table-cell>
          <table:table-cell table:style-name="ce8" office:value-type="string" calcext:value-type="string">
            <text:p>InChI=1S/C20H14N2O3/c23-18-9-17(20(25)14-7-2-1-6-13(14)18)22-11-19(24)15-10-21-16-8-4-3-5-12(15)16/h1-10,21-22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0</text:p>
          </table:table-cell>
          <table:table-cell table:style-name="ce22" office:value-type="string" calcext:value-type="string">
            <text:p>CJCWVTRVDCQZSM-UHFFFAOYSA-N</text:p>
          </table:table-cell>
          <table:table-cell table:style-name="ce8" office:value-type="string" calcext:value-type="string">
            <text:p>O=C1C=C(NCC(O)C2=C[NH]C3=C2C=CC=C3)C(=O)C2=C1C=CC=C2</text:p>
          </table:table-cell>
          <table:table-cell table:style-name="ce8" office:value-type="string" calcext:value-type="string">
            <text:p>InChI=1S/C20H16N2O3/c23-18-9-17(20(25)14-7-2-1-6-13(14)18)22-11-19(24)15-10-21-16-8-4-3-5-12(15)16/h1-10,19,21-22,2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1</text:p>
          </table:table-cell>
          <table:table-cell table:style-name="ce22" office:value-type="string" calcext:value-type="string">
            <text:p>ZJSLOBPQTVWZQH-UHFFFAOYSA-N</text:p>
          </table:table-cell>
          <table:table-cell table:style-name="ce8" office:value-type="string" calcext:value-type="string">
            <text:p>CC(C)(C)OC(=O)N1C=C(C(=O)CNC2=CC(=O)C3=C(C=CC=C3)C2=O)C2=C1C=CC=C2</text:p>
          </table:table-cell>
          <table:table-cell table:style-name="ce8" office:value-type="string" calcext:value-type="string">
            <text:p>InChI=1S/C25H22N2O5/c1-25(2,3)32-24(31)27-14-18(15-8-6-7-11-20(15)27)22(29)13-26-19-12-21(28)16-9-4-5-10-17(16)23(19)30/h4-12,14,26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2</text:p>
          </table:table-cell>
          <table:table-cell table:style-name="ce22" office:value-type="string" calcext:value-type="string">
            <text:p>RNOMIKYWCHUNCE-UHFFFAOYSA-N</text:p>
          </table:table-cell>
          <table:table-cell table:style-name="ce8" office:value-type="string" calcext:value-type="string">
            <text:p>CC(C)(C)OC(=O)N1C=C(C(=O)C(=O)NC2=CC(=O)C3=C(C=CC=C3)C2=O)C2=C1C=CC=C2</text:p>
          </table:table-cell>
          <table:table-cell table:style-name="ce8" office:value-type="string" calcext:value-type="string">
            <text:p>InChI=1S/C25H20N2O6/c1-25(2,3)33-24(32)27-13-17(14-8-6-7-11-19(14)27)22(30)23(31)26-18-12-20(28)15-9-4-5-10-16(15)21(18)29/h4-13H,1-3H3,(H,26,3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3</text:p>
          </table:table-cell>
          <table:table-cell table:style-name="ce22" office:value-type="string" calcext:value-type="string">
            <text:p>CZFQHGOWFILERO-UHFFFAOYSA-N</text:p>
          </table:table-cell>
          <table:table-cell table:style-name="ce8" office:value-type="string" calcext:value-type="string">
            <text:p>O=C(NC1=CC(=O)C2=C(C=CC=C2)C1=O)C(=O)C1=C[NH]C2=C1C=CC=C2</text:p>
          </table:table-cell>
          <table:table-cell table:style-name="ce8" office:value-type="string" calcext:value-type="string">
            <text:p>InChI=1S/C20H12N2O4/c23-17-9-16(18(24)13-7-2-1-6-12(13)17)22-20(26)19(25)14-10-21-15-8-4-3-5-11(14)15/h1-10,21H,(H,22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4</text:p>
          </table:table-cell>
          <table:table-cell table:style-name="ce22" office:value-type="string" calcext:value-type="string">
            <text:p>HWBWSTMHVDKRHL-UHFFFAOYSA-N</text:p>
          </table:table-cell>
          <table:table-cell table:style-name="ce8" office:value-type="string" calcext:value-type="string">
            <text:p>CN1C=C(C2=C[NH]C3=C2C=CC=C3)C2=C1C(=O)C1=C(C=CC=C1)C2=O</text:p>
          </table:table-cell>
          <table:table-cell table:style-name="ce8" office:value-type="string" calcext:value-type="string">
            <text:p>InChI=1S/C21H14N2O2/c1-23-11-16(15-10-22-17-9-5-4-6-12(15)17)18-19(23)21(25)14-8-3-2-7-13(14)20(18)24/h2-11,2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5</text:p>
          </table:table-cell>
          <table:table-cell table:style-name="ce22" office:value-type="string" calcext:value-type="string">
            <text:p>VYPJQJBHGZUOSH-UHFFFAOYSA-N</text:p>
          </table:table-cell>
          <table:table-cell table:style-name="ce8" office:value-type="string" calcext:value-type="string">
            <text:p>CN(CCC1=C[NH]C2=C1C=CC=C2)C1=CC(=O)C2=C(C=CC=C2)C1=O</text:p>
          </table:table-cell>
          <table:table-cell table:style-name="ce8" office:value-type="string" calcext:value-type="string">
            <text:p>InChI=1S/C21H18N2O2/c1-23(11-10-14-13-22-18-9-5-4-6-15(14)18)19-12-20(24)16-7-2-3-8-17(16)21(19)25/h2-9,12-13,22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6</text:p>
          </table:table-cell>
          <table:table-cell table:style-name="ce22" office:value-type="string" calcext:value-type="string">
            <text:p>UXOPFLGFNBYJQJ-UHFFFAOYSA-N</text:p>
          </table:table-cell>
          <table:table-cell table:style-name="ce8" office:value-type="string" calcext:value-type="string">
            <text:p>CN(CC(=O)C1=C[NH]C2=C1C=CC=C2)C1=CC(=O)C2=C(C=CC=C2)C1=O</text:p>
          </table:table-cell>
          <table:table-cell table:style-name="ce8" office:value-type="string" calcext:value-type="string">
            <text:p>InChI=1S/C21H16N2O3/c1-23(12-20(25)16-11-22-17-9-5-4-6-13(16)17)18-10-19(24)14-7-2-3-8-15(14)21(18)26/h2-11,22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7</text:p>
          </table:table-cell>
          <table:table-cell table:style-name="ce22" office:value-type="string" calcext:value-type="string">
            <text:p>SCKGQUUJTRJOSS-UHFFFAOYSA-N</text:p>
          </table:table-cell>
          <table:table-cell table:style-name="ce8" office:value-type="string" calcext:value-type="string">
            <text:p>CC1=CC=C(S(=O)(=O)N2C=C(C3=CN(C)C4=C3C(=O)C3=C(C=CC=C3)C4=O)C3=C2C=CC=C3)C=C1</text:p>
          </table:table-cell>
          <table:table-cell table:style-name="ce8" office:value-type="string" calcext:value-type="string">
            <text:p>InChI=1S/C28H20N2O4S/c1-17-11-13-18(14-12-17)35(33,34)30-16-22(19-7-5-6-10-24(19)30)23-15-29(2)26-25(23)27(31)20-8-3-4-9-21(20)28(26)32/h3-16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8</text:p>
          </table:table-cell>
          <table:table-cell table:style-name="ce22" office:value-type="string" calcext:value-type="string">
            <text:p>VVNKMWMEZFIOCD-UHFFFAOYSA-N</text:p>
          </table:table-cell>
          <table:table-cell table:style-name="ce8" office:value-type="string" calcext:value-type="string">
            <text:p>CC(C)(C)OC(=O)NCCC1=C[NH]C2=C1C(=O)C=C(NCCC1=C[NH]C3=C1C=CC=C3)C2=O</text:p>
          </table:table-cell>
          <table:table-cell table:style-name="ce8" office:value-type="string" calcext:value-type="string">
            <text:p>InChI=1S/C25H28N4O4/c1-25(2,3)33-24(32)27-11-9-16-14-29-22-21(16)20(30)12-19(23(22)31)26-10-8-15-13-28-18-7-5-4-6-17(15)18/h4-7,12-14,26,28-29H,8-11H2,1-3H3,(H,27,3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9</text:p>
          </table:table-cell>
          <table:table-cell table:style-name="ce22" office:value-type="string" calcext:value-type="string">
            <text:p>ARRMKAMWQJGJGQ-UHFFFAOYSA-N</text:p>
          </table:table-cell>
          <table:table-cell table:style-name="ce8" office:value-type="string" calcext:value-type="string">
            <text:p>COC1=CC(=O)C2=C([NH]C=C2CCNC(=O)OC(C)(C)C)C1=O</text:p>
          </table:table-cell>
          <table:table-cell table:style-name="ce8" office:value-type="string" calcext:value-type="string">
            <text:p>InChI=1S/C16H20N2O5/c1-16(2,3)23-15(21)17-6-5-9-8-18-13-12(9)10(19)7-11(22-4)14(13)20/h7-8,18H,5-6H2,1-4H3,(H,17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0</text:p>
          </table:table-cell>
          <table:table-cell table:style-name="ce22" office:value-type="string" calcext:value-type="string">
            <text:p>XDKBAXPLNCSNDG-UHFFFAOYSA-N</text:p>
          </table:table-cell>
          <table:table-cell table:style-name="ce8" office:value-type="string" calcext:value-type="string">
            <text:p>COC1=C(OC)C2=C(C(OC)=C1)C(C(=O)C(=O)N(CC1=CC=CC=C1)CC1=CC=CC=C1)=CN2S(=O)(=O)C1=C(C)C=C(C)C=C1C</text:p>
          </table:table-cell>
          <table:table-cell table:style-name="ce8" office:value-type="string" calcext:value-type="string">
            <text:p>InChI=1S/C36H36N2O7S/c1-23-17-24(2)35(25(3)18-23)46(41,42)38-22-28(31-29(43-4)19-30(44-5)34(45-6)32(31)38)33(39)36(40)37(20-26-13-9-7-10-14-26)21-27-15-11-8-12-16-27/h7-19,22H,20-2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1</text:p>
          </table:table-cell>
          <table:table-cell table:style-name="ce22" office:value-type="string" calcext:value-type="string">
            <text:p>XYHUBSOXPLSTMQ-UHFFFAOYSA-N</text:p>
          </table:table-cell>
          <table:table-cell table:style-name="ce8" office:value-type="string" calcext:value-type="string">
            <text:p>COC1=CC(=O)C2=C(C1=O)N(S(=O)(=O)C1=C(C)C=C(C)C=C1C)C=C2C(=O)C(=O)N(CC1=CC=CC=C1)CC1=CC=CC=C1</text:p>
          </table:table-cell>
          <table:table-cell table:style-name="ce8" office:value-type="string" calcext:value-type="string">
            <text:p>InChI=1S/C34H30N2O7S/c1-21-15-22(2)33(23(3)16-21)44(41,42)36-20-26(29-27(37)17-28(43-4)32(39)30(29)36)31(38)34(40)35(18-24-11-7-5-8-12-24)19-25-13-9-6-10-14-25/h5-17,20H,18-19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2</text:p>
          </table:table-cell>
          <table:table-cell table:style-name="ce22" office:value-type="string" calcext:value-type="string">
            <text:p>MJFZQBSVDAEJCY-UHFFFAOYSA-N</text:p>
          </table:table-cell>
          <table:table-cell table:style-name="ce8" office:value-type="string" calcext:value-type="string">
            <text:p>CN(CCC1=C[NH]C2=C1C=CC=C2)C1=CC(=O)C2=C([NH]C=C2C(=O)C(=O)N(CC2=CC=CC=C2)CC2=CC=CC=C2)C1=O</text:p>
          </table:table-cell>
          <table:table-cell table:style-name="ce8" office:value-type="string" calcext:value-type="string">
            <text:p>InChI=1S/C35H30N4O4/c1-38(17-16-25-19-36-28-15-9-8-14-26(25)28)29-18-30(40)31-27(20-37-32(31)34(29)42)33(41)35(43)39(21-23-10-4-2-5-11-23)22-24-12-6-3-7-13-24/h2-15,18-20,36-37H,16-17,21-2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3</text:p>
          </table:table-cell>
          <table:table-cell table:style-name="ce22" office:value-type="string" calcext:value-type="string">
            <text:p>MQTBZDUPJKEZSM-UHFFFAOYSA-N</text:p>
          </table:table-cell>
          <table:table-cell table:style-name="ce8" office:value-type="string" calcext:value-type="string">
            <text:p>CN1C=C(C2=C[NH]C3=CC=CC=C23)C2=C1C(=O)C1=C(C2=O)C(C(=O)C(=O)N(CC2=CC=CC=C2)CC2=CC=CC=C2)=C[NH]1</text:p>
          </table:table-cell>
          <table:table-cell table:style-name="ce8" office:value-type="string" calcext:value-type="string">
            <text:p>InChI=1S/C35H26N4O4/c1-38-20-26(24-16-36-27-15-9-8-14-23(24)27)29-31(38)34(42)30-28(33(29)41)25(17-37-30)32(40)35(43)39(18-21-10-4-2-5-11-21)19-22-12-6-3-7-13-22/h2-17,20,36-37H,18-1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314</text:p>
          </table:table-cell>
          <table:table-cell table:style-name="ce22" office:value-type="string" calcext:value-type="string">
            <text:p>SWGORYASUDRMTN-UHFFFAOYSA-N</text:p>
          </table:table-cell>
          <table:table-cell table:style-name="ce8" office:value-type="string" calcext:value-type="string">
            <text:p>CC(C)(C)OC(=O)N1C=C(C(O)CNC2=CC(=O)C3=C(C=CC=C3)C2=O)C2=C1C=CC=C2</text:p>
          </table:table-cell>
          <table:table-cell table:style-name="ce8" office:value-type="string" calcext:value-type="string">
            <text:p>InChI=1S/C25H24N2O5/c1-25(2,3)32-24(31)27-14-18(15-8-6-7-11-20(15)27)22(29)13-26-19-12-21(28)16-9-4-5-10-17(16)23(19)30/h4-12,14,22,26,29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5</text:p>
          </table:table-cell>
          <table:table-cell table:style-name="ce8" office:value-type="string" calcext:value-type="string">
            <text:p>IBRWTCISGCXHQZ-UHFFFAOYSA-N</text:p>
          </table:table-cell>
          <table:table-cell table:style-name="ce8" office:value-type="string" calcext:value-type="string">
            <text:p>COC1=CC(CCCO)=CC(OC)=C1OC</text:p>
          </table:table-cell>
          <table:table-cell table:style-name="ce8" office:value-type="string" calcext:value-type="string">
            <text:p>InChI=1S/C12H18O4/c1-14-10-7-9(5-4-6-13)8-11(15-2)12(10)16-3/h7-8,13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6</text:p>
          </table:table-cell>
          <table:table-cell table:style-name="ce8" office:value-type="string" calcext:value-type="string">
            <text:p>RYKWWGOCRZEQDZ-UHFFFAOYSA-N</text:p>
          </table:table-cell>
          <table:table-cell table:style-name="ce8" office:value-type="string" calcext:value-type="string">
            <text:p>COC1=CC(CCCO[Si](C(C)C)(C(C)C)C(C)C)=CC(OC)=C1OC</text:p>
          </table:table-cell>
          <table:table-cell table:style-name="ce8" office:value-type="string" calcext:value-type="string">
            <text:p>InChI=1S/C21H38O4Si/c1-15(2)26(16(3)4,17(5)6)25-12-10-11-18-13-19(22-7)21(24-9)20(14-18)23-8/h13-17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7</text:p>
          </table:table-cell>
          <table:table-cell table:style-name="ce8" office:value-type="string" calcext:value-type="string">
            <text:p>GJJIEPRUFKKMGQ-UHFFFAOYSA-N</text:p>
          </table:table-cell>
          <table:table-cell table:style-name="ce8" office:value-type="string" calcext:value-type="string">
            <text:p>COC1=C(OC)C(OC)=C(I)C(CCCO[Si](C(C)C)(C(C)C)C(C)C)=C1</text:p>
          </table:table-cell>
          <table:table-cell table:style-name="ce8" office:value-type="string" calcext:value-type="string">
            <text:p>InChI=1S/C21H37IO4Si/c1-14(2)27(15(3)4,16(5)6)26-12-10-11-17-13-18(23-7)20(24-8)21(25-9)19(17)22/h13-16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8</text:p>
          </table:table-cell>
          <table:table-cell table:style-name="ce8" office:value-type="string" calcext:value-type="string">
            <text:p>AOFJQXYUZMRMJL-UHFFFAOYSA-N</text:p>
          </table:table-cell>
          <table:table-cell table:style-name="ce8" office:value-type="string" calcext:value-type="string">
            <text:p>COC1=C(OC)C(OC)=C(C#C[Si](C)(C)C)C(CCCO[Si](C(C)C)(C(C)C)C(C)C)=C1</text:p>
          </table:table-cell>
          <table:table-cell table:style-name="ce8" office:value-type="string" calcext:value-type="string">
            <text:p>InChI=1S/C26H46O4Si2/c1-19(2)32(20(3)4,21(5)6)30-16-13-14-22-18-24(27-7)26(29-9)25(28-8)23(22)15-17-31(10,11)12/h18-21H,13-14,16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9</text:p>
          </table:table-cell>
          <table:table-cell table:style-name="ce8" office:value-type="string" calcext:value-type="string">
            <text:p>BJFQIKGJWOTJKR-UHFFFAOYSA-N</text:p>
          </table:table-cell>
          <table:table-cell table:style-name="ce8" office:value-type="string" calcext:value-type="string">
            <text:p>C#CC1=C(OC)C(OC)=C(OC)C=C1CCCO</text:p>
          </table:table-cell>
          <table:table-cell table:style-name="ce8" office:value-type="string" calcext:value-type="string">
            <text:p>InChI=1S/C14H18O4/c1-5-11-10(7-6-8-15)9-12(16-2)14(18-4)13(11)17-3/h1,9,15H,6-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0</text:p>
          </table:table-cell>
          <table:table-cell table:style-name="ce8" office:value-type="string" calcext:value-type="string">
            <text:p>KIZRBZQSWRSYGN-UHFFFAOYSA-N</text:p>
          </table:table-cell>
          <table:table-cell table:style-name="ce8" office:value-type="string" calcext:value-type="string">
            <text:p>C#CC1=C(OC)C(OC)=C(OC)C=C1CCC(O)C(Cl)(Cl)Cl</text:p>
          </table:table-cell>
          <table:table-cell table:style-name="ce8" office:value-type="string" calcext:value-type="string">
            <text:p>InChI=1S/C15H17Cl3O4/c1-5-10-9(6-7-12(19)15(16,17)18)8-11(20-2)14(22-4)13(10)21-3/h1,8,12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1</text:p>
          </table:table-cell>
          <table:table-cell table:style-name="ce8" office:value-type="string" calcext:value-type="string">
            <text:p>CIEWFKQHCJKDOI-UHFFFAOYSA-N</text:p>
          </table:table-cell>
          <table:table-cell table:style-name="ce8" office:value-type="string" calcext:value-type="string">
            <text:p>C#CC1=C(OC)C(OC)=C(OC)C=C1CCC(N=[N+]=[N-])C(=O)O</text:p>
          </table:table-cell>
          <table:table-cell table:style-name="ce8" office:value-type="string" calcext:value-type="string">
            <text:p>InChI=1S/C15H17N3O5/c1-5-10-9(6-7-11(15(19)20)17-18-16)8-12(21-2)14(23-4)13(10)22-3/h1,8,11H,6-7H2,2-4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2</text:p>
          </table:table-cell>
          <table:table-cell table:style-name="ce8" office:value-type="string" calcext:value-type="string">
            <text:p>SLWWYMCEWAQHCT-UHFFFAOYSA-N</text:p>
          </table:table-cell>
          <table:table-cell table:style-name="ce8" office:value-type="string" calcext:value-type="string">
            <text:p>C#CC1=C(OC)C(OC)=C(OC)C=C1CCC(N=[N+]=[N-])C(=O)OC</text:p>
          </table:table-cell>
          <table:table-cell table:style-name="ce8" office:value-type="string" calcext:value-type="string">
            <text:p>InChI=1S/C16H19N3O5/c1-6-11-10(7-8-12(18-19-17)16(20)24-5)9-13(21-2)15(23-4)14(11)22-3/h1,9,12H,7-8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3</text:p>
          </table:table-cell>
          <table:table-cell table:style-name="ce8" office:value-type="string" calcext:value-type="string">
            <text:p>WCOFBUILQKPVFZ-UHFFFAOYSA-N</text:p>
          </table:table-cell>
          <table:table-cell table:style-name="ce8" office:value-type="string" calcext:value-type="string">
            <text:p>C#CC1=C(OC)C(OC)=C(OC)C=C1CCC(N)C(=O)OC</text:p>
          </table:table-cell>
          <table:table-cell table:style-name="ce8" office:value-type="string" calcext:value-type="string">
            <text:p>InChI=1S/C16H21NO5/c1-6-11-10(7-8-12(17)16(18)22-5)9-13(19-2)15(21-4)14(11)20-3/h1,9,12H,7-8,1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4</text:p>
          </table:table-cell>
          <table:table-cell table:style-name="ce8" office:value-type="string" calcext:value-type="string">
            <text:p>KKGZZKSGTSDWGD-UHFFFAOYSA-N</text:p>
          </table:table-cell>
          <table:table-cell table:style-name="ce8" office:value-type="string" calcext:value-type="string">
            <text:p>C#CC1=C(OC)C(OC)=C(OC)C=C1CCC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5</text:p>
          </table:table-cell>
          <table:table-cell table:style-name="ce8" office:value-type="string" calcext:value-type="string">
            <text:p>CCUABPOSKGFGQX-UHFFFAOYSA-N</text:p>
          </table:table-cell>
          <table:table-cell table:style-name="ce8" office:value-type="string" calcext:value-type="string">
            <text:p>C#CC1=C(OC)C(OC)=C(OC)C=C1CCC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6</text:p>
          </table:table-cell>
          <table:table-cell table:style-name="ce8" office:value-type="string" calcext:value-type="string">
            <text:p>CCUABPOSKGFGQX-CYBMUJFWSA-N</text:p>
          </table:table-cell>
          <table:table-cell table:style-name="ce8" office:value-type="string" calcext:value-type="string">
            <text:p>C#CC1=C(OC)C(OC)=C(OC)C=C1CC[C@@H]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7</text:p>
          </table:table-cell>
          <table:table-cell table:style-name="ce8" office:value-type="string" calcext:value-type="string">
            <text:p>LCZYOKKCUWOGCZ-ZDUSSCGKSA-N</text:p>
          </table:table-cell>
          <table:table-cell table:style-name="ce8" office:value-type="string" calcext:value-type="string">
            <text:p>C#CC1=C(OC)C(OC)=C(OC)C=C1CC[C@H](N=[N+]=[N-])C1=NC=CO1</text:p>
          </table:table-cell>
          <table:table-cell table:style-name="ce8" office:value-type="string" calcext:value-type="string">
            <text:p>InChI=1S/C17H18N4O4/c1-5-12-11(10-14(22-2)16(24-4)15(12)23-3)6-7-13(20-21-18)17-19-8-9-25-17/h1,8-10,13H,6-7H2,2-4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8</text:p>
          </table:table-cell>
          <table:table-cell table:style-name="ce8" office:value-type="string" calcext:value-type="string">
            <text:p>NVTMYILIAXJXBT-HNNXBMFYSA-N</text:p>
          </table:table-cell>
          <table:table-cell table:style-name="ce8" office:value-type="string" calcext:value-type="string">
            <text:p>C#CC1=C(OC)C(OC)=C(OC)C=C1CC[C@H](NC(C)=O)C1=NC=CO1</text:p>
          </table:table-cell>
          <table:table-cell table:style-name="ce8" office:value-type="string" calcext:value-type="string">
            <text:p>InChI=1S/C19H22N2O5/c1-6-14-13(11-16(23-3)18(25-5)17(14)24-4)7-8-15(21-12(2)22)19-20-9-10-26-19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9</text:p>
          </table:table-cell>
          <table:table-cell table:style-name="ce8" office:value-type="string" calcext:value-type="string">
            <text:p>LALCTSJFOCTOCE-ZDUSSCGKSA-N</text:p>
          </table:table-cell>
          <table:table-cell table:style-name="ce8" office:value-type="string" calcext:value-type="string">
            <text:p>COC1=C(OC)C(OC)=C2C(=C1)CC[C@H](NC(C)=O)C1=C2C=CO1</text:p>
          </table:table-cell>
          <table:table-cell table:style-name="ce8" office:value-type="string" calcext:value-type="string">
            <text:p>InChI=1S/C18H21NO5/c1-10(20)19-13-6-5-11-9-14(21-2)17(22-3)18(23-4)15(11)12-7-8-24-16(12)13/h7-9,13H,5-6H2,1-4H3,(H,19,20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0</text:p>
          </table:table-cell>
          <table:table-cell table:style-name="ce8" office:value-type="string" calcext:value-type="string">
            <text:p>YOLNPHZGTWKUDN-LBPRGKRZSA-N</text:p>
          </table:table-cell>
          <table:table-cell table:style-name="ce8" office:value-type="string" calcext:value-type="string">
            <text:p>COC(=O)[C@H](CC(=O)C1=CC(OC)=C(OC)C(OC)=C1)NC(=O)OC(C)(C)C</text:p>
          </table:table-cell>
          <table:table-cell table:style-name="ce8" office:value-type="string" calcext:value-type="string">
            <text:p>InChI=1S/C19H27NO8/c1-19(2,3)28-18(23)20-12(17(22)27-7)10-13(21)11-8-14(24-4)16(26-6)15(9-11)25-5/h8-9,12H,10H2,1-7H3,(H,20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1</text:p>
          </table:table-cell>
          <table:table-cell table:style-name="ce8" office:value-type="string" calcext:value-type="string">
            <text:p>SZZYPMVELZLVNS-ZDUSSCGKSA-N</text:p>
          </table:table-cell>
          <table:table-cell table:style-name="ce8" office:value-type="string" calcext:value-type="string">
            <text:p>COC(=O)[C@H](CCC1=CC(OC)=C(OC)C(OC)=C1)NC(=O)OC(C)(C)C</text:p>
          </table:table-cell>
          <table:table-cell table:style-name="ce8" office:value-type="string" calcext:value-type="string">
            <text:p>InChI=1S/C19H29NO7/c1-19(2,3)27-18(22)20-13(17(21)26-7)9-8-12-10-14(23-4)16(25-6)15(11-12)24-5/h10-11,13H,8-9H2,1-7H3,(H,20,22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2</text:p>
          </table:table-cell>
          <table:table-cell table:style-name="ce8" office:value-type="string" calcext:value-type="string">
            <text:p>JYORUABUAIYCRD-LBPRGKRZSA-N</text:p>
          </table:table-cell>
          <table:table-cell table:style-name="ce8" office:value-type="string" calcext:value-type="string">
            <text:p>COC(=O)[C@H](CCC1=CC(OC)=C(OC)C(OC)=C1I)NC(=O)OC(C)(C)C</text:p>
          </table:table-cell>
          <table:table-cell table:style-name="ce8" office:value-type="string" calcext:value-type="string">
            <text:p>InChI=1S/C19H28INO7/c1-19(2,3)28-18(23)21-12(17(22)27-7)9-8-11-10-13(24-4)15(25-5)16(26-6)14(11)20/h10,12H,8-9H2,1-7H3,(H,21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3</text:p>
          </table:table-cell>
          <table:table-cell table:style-name="ce8" office:value-type="string" calcext:value-type="string">
            <text:p>PHHRIGWNXYMPOA-NSHDSACASA-N</text:p>
          </table:table-cell>
          <table:table-cell table:style-name="ce8" office:value-type="string" calcext:value-type="string">
            <text:p>COC(=O)[C@H](CCC1=CC(OC)=C(OC)C(OC)=C1I)NC(C)=O</text:p>
          </table:table-cell>
          <table:table-cell table:style-name="ce8" office:value-type="string" calcext:value-type="string">
            <text:p>InChI=1S/C16H22INO6/c1-9(19)18-11(16(20)24-5)7-6-10-8-12(21-2)14(22-3)15(23-4)13(10)17/h8,11H,6-7H2,1-5H3,(H,18,19)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4</text:p>
          </table:table-cell>
          <table:table-cell table:style-name="ce8" office:value-type="string" calcext:value-type="string">
            <text:p>WRCMKNKNFWGUHZ-KRWDZBQOSA-N</text:p>
          </table:table-cell>
          <table:table-cell table:style-name="ce8" office:value-type="string" calcext:value-type="string">
            <text:p>COC(=O)[C@H](CCC1=CC(OC)=C(OC)C(OC)=C1C#C[Si](C)(C)C)NC(C)=O</text:p>
          </table:table-cell>
          <table:table-cell table:style-name="ce8" office:value-type="string" calcext:value-type="string">
            <text:p>InChI=1S/C21H31NO6Si/c1-14(23)22-17(21(24)28-5)10-9-15-13-18(25-2)20(27-4)19(26-3)16(15)11-12-29(6,7)8/h13,17H,9-10H2,1-8H3,(H,22,23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5</text:p>
          </table:table-cell>
          <table:table-cell table:style-name="ce8" office:value-type="string" calcext:value-type="string">
            <text:p>KKGZZKSGTSDWGD-AWEZNQCLSA-N</text:p>
          </table:table-cell>
          <table:table-cell table:style-name="ce8" office:value-type="string" calcext:value-type="string">
            <text:p>C#CC1=C(OC)C(OC)=C(OC)C=C1CC[C@H]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6</text:p>
          </table:table-cell>
          <table:table-cell table:style-name="ce8" office:value-type="string" calcext:value-type="string">
            <text:p>LLNHQAXFZVOCCZ-HNNXBMFYSA-N</text:p>
          </table:table-cell>
          <table:table-cell table:style-name="ce8" office:value-type="string" calcext:value-type="string">
            <text:p>C#CC1=C(OC)C(OC)=C(OC)C=C1CC[C@H](NC(C)=O)C1=CN=CO1</text:p>
          </table:table-cell>
          <table:table-cell table:style-name="ce8" office:value-type="string" calcext:value-type="string">
            <text:p>InChI=1S/C19H22N2O5/c1-6-14-13(9-16(23-3)19(25-5)18(14)24-4)7-8-15(21-12(2)22)17-10-20-11-26-17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7</text:p>
          </table:table-cell>
          <table:table-cell table:style-name="ce8" office:value-type="string" calcext:value-type="string">
            <text:p>JOCPYWAPPPIGLF-AWEZNQCLSA-N</text:p>
          </table:table-cell>
          <table:table-cell table:style-name="ce8" office:value-type="string" calcext:value-type="string">
            <text:p>COC1=C(OC)C(OC)=C2C(=C1)CC[C@H](NC(=O)OC(C)(C)C)C1=C2C=CO1</text:p>
          </table:table-cell>
          <table:table-cell table:style-name="ce8" office:value-type="string" calcext:value-type="string">
            <text:p>InChI=1S/C21H27NO6/c1-21(2,3)28-20(23)22-14-8-7-12-11-15(24-4)18(25-5)19(26-6)16(12)13-9-10-27-17(13)14/h9-11,14H,7-8H2,1-6H3,(H,22,23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8</text:p>
          </table:table-cell>
          <table:table-cell table:style-name="ce8" office:value-type="string" calcext:value-type="string">
            <text:p>STRRXEMMNAOOPL-MHDHIAOQSA-N</text:p>
          </table:table-cell>
          <table:table-cell table:style-name="ce8" office:value-type="string" calcext:value-type="string">
            <text:p>COC1=C(OC)C(OC)=C2C3=C[C@H]4O[C@@]3(CC(=O)[C@H]4OC)[C@@H](NC(=O)OC(C)(C)C)CCC2=C1</text:p>
          </table:table-cell>
          <table:table-cell table:style-name="ce8" office:value-type="string" calcext:value-type="string">
            <text:p>InChI=1S/C25H33NO8/c1-24(2,3)34-23(28)26-18-9-8-13-10-16(29-4)21(31-6)22(32-7)19(13)14-11-17-20(30-5)15(27)12-25(14,18)33-17/h10-11,17-18,20H,8-9,12H2,1-7H3,(H,26,28)/t17-,18+,20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9</text:p>
          </table:table-cell>
          <table:table-cell table:style-name="ce8" office:value-type="string" calcext:value-type="string">
            <text:p>HOJWMQSXRLFSOC-IGPXYBRXSA-N</text:p>
          </table:table-cell>
          <table:table-cell table:style-name="ce8" office:value-type="string" calcext:value-type="string">
            <text:p>COC1=C(OC)C(OC)=C2C3=C[C@H]4CC(=O)[C@H](OC)[C@@]3(O4)[C@@H](NC(C)=O)CCC2=C1</text:p>
          </table:table-cell>
          <table:table-cell table:style-name="ce8" office:value-type="string" calcext:value-type="string">
            <text:p>InChI=1S/C22H27NO7/c1-11(24)23-17-7-6-12-8-16(26-2)19(27-3)20(28-4)18(12)14-9-13-10-15(25)21(29-5)22(14,17)30-13/h8-9,13,17,21H,6-7,10H2,1-5H3,(H,23,24)/t13-,17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0</text:p>
          </table:table-cell>
          <table:table-cell table:style-name="ce8" office:value-type="string" calcext:value-type="string">
            <text:p>RAMUUTDCIDNGQY-KRWDZBQOSA-N</text:p>
          </table:table-cell>
          <table:table-cell table:style-name="ce8" office:value-type="string" calcext:value-type="string">
            <text:p>COC1=C(OC)C(OC)=C2C(=C1)CC[C@H](NC(=O)OC(C)(C)C)C1=CC(=O)C(OC)=CC=C12</text:p>
          </table:table-cell>
          <table:table-cell table:style-name="ce8" office:value-type="string" calcext:value-type="string">
            <text:p>InChI=1S/C25H31NO7/c1-25(2,3)33-24(28)26-17-10-8-14-12-20(30-5)22(31-6)23(32-7)21(14)15-9-11-19(29-4)18(27)13-16(15)17/h9,11-13,17H,8,10H2,1-7H3,(H,26,28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1</text:p>
          </table:table-cell>
          <table:table-cell table:style-name="ce8" office:value-type="string" calcext:value-type="string">
            <text:p>IAKHMKGGTNLKSZ-INIZCTEOSA-N</text:p>
          </table:table-cell>
          <table:table-cell table:style-name="ce8" office:value-type="string" calcext:value-type="string">
            <text:p>COC1=C(OC)C(OC)=C2C(=C1)CC[C@H](NC(C)=O)C1=CC(=O)C(OC)=CC=C12</text:p>
          </table:table-cell>
          <table:table-cell table:style-name="ce8" office:value-type="string" calcext:value-type="string">
            <text:p>InChI=1S/C22H25NO6/c1-12(24)23-16-8-6-13-10-19(27-3)21(28-4)22(29-5)20(13)14-7-9-18(26-2)17(25)11-15(14)16/h7,9-11,16H,6,8H2,1-5H3,(H,23,24)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2</text:p>
          </table:table-cell>
          <table:table-cell table:style-name="ce8" office:value-type="string" calcext:value-type="string">
            <text:p>QVWDCTQRORVHHT-UHFFFAOYSA-N</text:p>
          </table:table-cell>
          <table:table-cell table:style-name="ce8" office:value-type="string" calcext:value-type="string">
            <text:p>O=C1C=CC=CC=C1</text:p>
          </table:table-cell>
          <table:table-cell table:style-name="ce8" office:value-type="string" calcext:value-type="string">
            <text:p>InChI=1S/C7H6O/c8-7-5-3-1-2-4-6-7/h1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3</text:p>
          </table:table-cell>
          <table:table-cell table:style-name="ce8" office:value-type="string" calcext:value-type="string">
            <text:p>MDYOLVRUBBJPFM-UHFFFAOYSA-N</text:p>
          </table:table-cell>
          <table:table-cell table:style-name="ce8" office:value-type="string" calcext:value-type="string">
            <text:p>O=C1C=CC=CC=C1O</text:p>
          </table:table-cell>
          <table:table-cell table:style-name="ce8" office:value-type="string" calcext:value-type="string">
            <text:p>InChI=1S/C7H6O2/c8-6-4-2-1-3-5-7(6)9/h1-5H,(H,8,9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4</text:p>
          </table:table-cell>
          <table:table-cell table:style-name="ce8" office:value-type="string" calcext:value-type="string">
            <text:p>LHFIPOQEWIBEIN-UHFFFAOYSA-N</text:p>
          </table:table-cell>
          <table:table-cell table:style-name="ce8" office:value-type="string" calcext:value-type="string">
            <text:p>COC1=C(OC)C(OC)=CC(CN(CC(OC)OC)S(=O)(=O)C2=CC=C(C)C=C2)=C1</text:p>
          </table:table-cell>
          <table:table-cell table:style-name="ce8" office:value-type="string" calcext:value-type="string">
            <text:p>InChI=1S/C21H29NO7S/c1-15-7-9-17(10-8-15)30(23,24)22(14-20(27-4)28-5)13-16-11-18(25-2)21(29-6)19(12-16)26-3/h7-12,20H,13-14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5</text:p>
          </table:table-cell>
          <table:table-cell table:style-name="ce8" office:value-type="string" calcext:value-type="string">
            <text:p>WSNMMJIGIBFIFV-UHFFFAOYSA-N</text:p>
          </table:table-cell>
          <table:table-cell table:style-name="ce8" office:value-type="string" calcext:value-type="string">
            <text:p>COC1=CC(CN(CC(OC)OC)S(=O)(=O)C2=CC=C(C)C=C2)=C(I)C(OC)=C1OC</text:p>
          </table:table-cell>
          <table:table-cell table:style-name="ce8" office:value-type="string" calcext:value-type="string">
            <text:p>InChI=1S/C21H28INO7S/c1-14-7-9-16(10-8-14)31(24,25)23(13-18(27-3)28-4)12-15-11-17(26-2)20(29-5)21(30-6)19(15)22/h7-11,18H,12-13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6</text:p>
          </table:table-cell>
          <table:table-cell table:style-name="ce8" office:value-type="string" calcext:value-type="string">
            <text:p>LWLTVZWNJAJRAY-UHFFFAOYSA-N</text:p>
          </table:table-cell>
          <table:table-cell table:style-name="ce8" office:value-type="string" calcext:value-type="string">
            <text:p>COC1=C(I)C2=C(C=CN=C2)C(OC)=C1OC</text:p>
          </table:table-cell>
          <table:table-cell table:style-name="ce8" office:value-type="string" calcext:value-type="string">
            <text:p>InChI=1S/C12H12INO3/c1-15-10-7-4-5-14-6-8(7)9(13)11(16-2)12(10)17-3/h4-6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7</text:p>
          </table:table-cell>
          <table:table-cell table:style-name="ce8" office:value-type="string" calcext:value-type="string">
            <text:p>WCAMYTWLFNDFFZ-UHFFFAOYSA-N</text:p>
          </table:table-cell>
          <table:table-cell table:style-name="ce8" office:value-type="string" calcext:value-type="string">
            <text:p>COC1=C(C#C[Si](C)(C)C)C2=C(C=CN=C2)C(OC)=C1OC</text:p>
          </table:table-cell>
          <table:table-cell table:style-name="ce8" office:value-type="string" calcext:value-type="string">
            <text:p>InChI=1S/C17H21NO3Si/c1-19-15-12-7-9-18-11-14(12)13(8-10-22(4,5)6)16(20-2)17(15)21-3/h7,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8</text:p>
          </table:table-cell>
          <table:table-cell table:style-name="ce8" office:value-type="string" calcext:value-type="string">
            <text:p>XQYPCEXVWDAHOV-UHFFFAOYSA-N</text:p>
          </table:table-cell>
          <table:table-cell table:style-name="ce8" office:value-type="string" calcext:value-type="string">
            <text:p>C#CC1=C(OC)C(OC)=C(OC)C2=C1C=NC=C2</text:p>
          </table:table-cell>
          <table:table-cell table:style-name="ce8" office:value-type="string" calcext:value-type="string">
            <text:p>InChI=1S/C14H13NO3/c1-5-9-11-8-15-7-6-10(11)13(17-3)14(18-4)12(9)16-2/h1,6-8H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9</text:p>
          </table:table-cell>
          <table:table-cell table:style-name="ce8" office:value-type="string" calcext:value-type="string">
            <text:p>ZQLCMVBWSHZOFB-UHFFFAOYSA-N</text:p>
          </table:table-cell>
          <table:table-cell table:style-name="ce8" office:value-type="string" calcext:value-type="string">
            <text:p>C#CC1=C(OC)C(OC)=C(OC)C2=C1C(C#N)N(C(=O)OC(C)(C)C)C=C2</text:p>
          </table:table-cell>
          <table:table-cell table:style-name="ce8" office:value-type="string" calcext:value-type="string">
            <text:p>InChI=1S/C20H22N2O5/c1-8-12-15-13(17(25-6)18(26-7)16(12)24-5)9-10-22(14(15)11-21)19(23)27-20(2,3)4/h1,9-10,14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0</text:p>
          </table:table-cell>
          <table:table-cell table:style-name="ce8" office:value-type="string" calcext:value-type="string">
            <text:p>VKMUPQWAPIMGGA-UHFFFAOYSA-N</text:p>
          </table:table-cell>
          <table:table-cell table:style-name="ce8" office:value-type="string" calcext:value-type="string">
            <text:p>C#CC1=C(OC)C(OC)=C(OC)C2=C1C(C1=CN=CO1)N(C(=O)OC(C)(C)C)C=C2</text:p>
          </table:table-cell>
          <table:table-cell table:style-name="ce8" office:value-type="string" calcext:value-type="string">
            <text:p>InChI=1S/C22H24N2O6/c1-8-13-16-14(19(27-6)20(28-7)18(13)26-5)9-10-24(21(25)30-22(2,3)4)17(16)15-11-23-12-29-15/h1,9-12,17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1</text:p>
          </table:table-cell>
          <table:table-cell table:style-name="ce8" office:value-type="string" calcext:value-type="string">
            <text:p>PACLQMIDZGHFGS-UHFFFAOYSA-N</text:p>
          </table:table-cell>
          <table:table-cell table:style-name="ce8" office:value-type="string" calcext:value-type="string">
            <text:p>COC1=C(OC)C2=C3C(=NC=C2)C2=C(C=CO2)C3=C1OC</text:p>
          </table:table-cell>
          <table:table-cell table:style-name="ce8" office:value-type="string" calcext:value-type="string">
            <text:p>InChI=1S/C16H13NO4/c1-18-14-8-4-6-17-12-10(8)11(9-5-7-21-13(9)12)15(19-2)16(14)20-3/h4-7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2</text:p>
          </table:table-cell>
          <table:table-cell table:style-name="ce8" office:value-type="string" calcext:value-type="string">
            <text:p>AOUKKRXCLZAKAE-CBLJQSSYSA-N</text:p>
          </table:table-cell>
          <table:table-cell table:style-name="ce8" office:value-type="string" calcext:value-type="string">
            <text:p>COC1=C(OC)C2=C3C(=NC=C2)[C@@]24CC(=O)[C@@H](OC)[C@@H](C=C2C3=C1OC)O4</text:p>
          </table:table-cell>
          <table:table-cell table:style-name="ce8" office:value-type="string" calcext:value-type="string">
            <text:p>InChI=1S/C20H19NO6/c1-23-15-9-5-6-21-19-13(9)14(17(25-3)18(15)26-4)10-7-12-16(24-2)11(22)8-20(10,19)27-12/h5-7,12,16H,8H2,1-4H3/t12-,16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3</text:p>
          </table:table-cell>
          <table:table-cell table:style-name="ce8" office:value-type="string" calcext:value-type="string">
            <text:p>WZROGWDVHCBJKZ-UHFFFAOYSA-N</text:p>
          </table:table-cell>
          <table:table-cell table:style-name="ce8" office:value-type="string" calcext:value-type="string">
            <text:p>COC1=C(OC)C2=C3C(=NC=C2)C24OC(C=C2C3=C1OC)CC(=O)C4OC</text:p>
          </table:table-cell>
          <table:table-cell table:style-name="ce8" office:value-type="string" calcext:value-type="string">
            <text:p>InChI=1S/C20H19NO6/c1-23-15-10-5-6-21-18-13(10)14(16(24-2)17(15)25-3)11-7-9-8-12(22)19(26-4)20(11,18)27-9/h5-7,9,19H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4</text:p>
          </table:table-cell>
          <table:table-cell table:style-name="ce8" office:value-type="string" calcext:value-type="string">
            <text:p>UNLMKMRFVJZAEV-UHFFFAOYSA-N</text:p>
          </table:table-cell>
          <table:table-cell table:style-name="ce8" office:value-type="string" calcext:value-type="string">
            <text:p>COC1=C(OC)C2=C3C(=NC=C2)C2=CC(=O)C(OC)=CC=C2C3=C1OC</text:p>
          </table:table-cell>
          <table:table-cell table:style-name="ce8" office:value-type="string" calcext:value-type="string">
            <text:p>InChI=1S/C20H17NO5/c1-23-14-6-5-10-12(9-13(14)22)17-15-11(7-8-21-17)18(24-2)20(26-4)19(25-3)16(10)15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5</text:p>
          </table:table-cell>
          <table:table-cell table:style-name="ce8" office:value-type="string" calcext:value-type="string">
            <text:p>IKHRJKQKLXOEJC-APBUJDDRSA-N</text:p>
          </table:table-cell>
          <table:table-cell table:style-name="ce8" office:value-type="string" calcext:value-type="string">
            <text:p>COC1=C(OC)C2=C3C(=NC=C2)[C@@]24CC(=O)C[C@@H](C=C2C3=C1OC)O4</text:p>
          </table:table-cell>
          <table:table-cell table:style-name="ce8" office:value-type="string" calcext:value-type="string">
            <text:p>InChI=1S/C19H17NO5/c1-22-15-11-4-5-20-18-13(11)14(16(23-2)17(15)24-3)12-7-10-6-9(21)8-19(12,18)25-10/h4-5,7,10H,6,8H2,1-3H3/t10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6</text:p>
          </table:table-cell>
          <table:table-cell table:style-name="ce8" office:value-type="string" calcext:value-type="string">
            <text:p>AQGNWQLNNQHXLP-OITMNORJSA-N</text:p>
          </table:table-cell>
          <table:table-cell table:style-name="ce8" office:value-type="string" calcext:value-type="string">
            <text:p>COC1=C(OC)C2=C3C(=NC=C2)[C@@]24CC(OC)(OC)[C@@H](O)[C@@H](C=C2C3=C1OC)O4</text:p>
          </table:table-cell>
          <table:table-cell table:style-name="ce8" office:value-type="string" calcext:value-type="string">
            <text:p>InChI=1S/C21H23NO7/c1-24-15-10-6-7-22-18-13(10)14(16(25-2)17(15)26-3)11-8-12-19(23)21(27-4,28-5)9-20(11,18)29-12/h6-8,12,19,23H,9H2,1-5H3/t12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7</text:p>
          </table:table-cell>
          <table:table-cell table:style-name="ce8" office:value-type="string" calcext:value-type="string">
            <text:p>BPRDLKXSSKXWGH-FRGNPEFRSA-N</text:p>
          </table:table-cell>
          <table:table-cell table:style-name="ce8" office:value-type="string" calcext:value-type="string">
            <text:p>COC1=C(OC)C2=C3C(=NC=C2)[C@@]24CC(=O)[C@@H](O)[C@@H](C=C2C3=C1OC)O4</text:p>
          </table:table-cell>
          <table:table-cell table:style-name="ce8" office:value-type="string" calcext:value-type="string">
            <text:p>InChI=1S/C19H17NO6/c1-23-15-8-4-5-20-18-12(8)13(16(24-2)17(15)25-3)9-6-11-14(22)10(21)7-19(9,18)26-11/h4-6,11,14,22H,7H2,1-3H3/t11-,14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8</text:p>
          </table:table-cell>
          <table:table-cell table:style-name="ce8" office:value-type="string" calcext:value-type="string">
            <text:p>SKNSHDGCCINVFT-UHFFFAOYSA-N</text:p>
          </table:table-cell>
          <table:table-cell table:style-name="ce8" office:value-type="string" calcext:value-type="string">
            <text:p>COC1=C(OC)C2=C3C(=NC=C2)C2=CC(=O)C(O)=CC=C2C3=C1OC</text:p>
          </table:table-cell>
          <table:table-cell table:style-name="ce8" office:value-type="string" calcext:value-type="string">
            <text:p>InChI=1S/C19H15NO5/c1-23-17-10-6-7-20-16-11-8-13(22)12(21)5-4-9(11)15(14(10)16)18(24-2)19(17)25-3/h4-8H,1-3H3,(H,21,2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9</text:p>
          </table:table-cell>
          <table:table-cell table:style-name="ce8" office:value-type="string" calcext:value-type="string">
            <text:p>LSZCTBVMSGTFLL-UHFFFAOYSA-N</text:p>
          </table:table-cell>
          <table:table-cell table:style-name="ce8" office:value-type="string" calcext:value-type="string">
            <text:p>COC1=C(OC)C2=C3C(=NC=C2)C2=C(C=CC(=O)C(OC)=C2)C3=C1OC</text:p>
          </table:table-cell>
          <table:table-cell table:style-name="ce8" office:value-type="string" calcext:value-type="string">
            <text:p>InChI=1S/C20H17NO5/c1-23-14-9-12-10(5-6-13(14)22)16-15-11(7-8-21-17(12)15)18(24-2)20(26-4)19(16)25-3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0</text:p>
          </table:table-cell>
          <table:table-cell table:style-name="ce8" office:value-type="string" calcext:value-type="string">
            <text:p>OLFAEBUPLDFZFY-UHFFFAOYSA-N</text:p>
          </table:table-cell>
          <table:table-cell table:style-name="ce8" office:value-type="string" calcext:value-type="string">
            <text:p>C#CC1=C(OC)C(OC)=C(OC)C=C1CCC=O</text:p>
          </table:table-cell>
          <table:table-cell table:style-name="ce8" office:value-type="string" calcext:value-type="string">
            <text:p>InChI=1S/C14H16O4/c1-5-11-10(7-6-8-15)9-12(16-2)14(18-4)13(11)17-3/h1,8-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1</text:p>
          </table:table-cell>
          <table:table-cell table:style-name="ce8" office:value-type="string" calcext:value-type="string">
            <text:p>TUJWGLZXIRXLPE-UHFFFAOYSA-N</text:p>
          </table:table-cell>
          <table:table-cell table:style-name="ce8" office:value-type="string" calcext:value-type="string">
            <text:p>C#CC1=C(OC)C(OC)=C(OC)C=C1CCC(=O)C1=NC=CO1</text:p>
          </table:table-cell>
          <table:table-cell table:style-name="ce8" office:value-type="string" calcext:value-type="string">
            <text:p>InChI=1S/C17H17NO5/c1-5-12-11(6-7-13(19)17-18-8-9-23-17)10-14(20-2)16(22-4)15(12)21-3/h1,8-10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2</text:p>
          </table:table-cell>
          <table:table-cell table:style-name="ce8" office:value-type="string" calcext:value-type="string">
            <text:p>GBWUTVVPMNSRSY-INIZCTEOSA-N</text:p>
          </table:table-cell>
          <table:table-cell table:style-name="ce8" office:value-type="string" calcext:value-type="string">
            <text:p>COC1=C(OC)C(OC)=C2C(=C1)CC[C@H](N(C(C)=O)C(=O)OC(C)(C)C)C1=C2C=CO1</text:p>
          </table:table-cell>
          <table:table-cell table:style-name="ce8" office:value-type="string" calcext:value-type="string">
            <text:p>InChI=1S/C23H29NO7/c1-13(25)24(22(26)31-23(2,3)4)16-9-8-14-12-17(27-5)20(28-6)21(29-7)18(14)15-10-11-30-19(15)16/h10-12,16H,8-9H2,1-7H3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3</text:p>
          </table:table-cell>
          <table:table-cell table:style-name="ce8" office:value-type="string" calcext:value-type="string">
            <text:p>DJXYBPVHUSVRLJ-KNVOCYPGSA-N</text:p>
          </table:table-cell>
          <table:table-cell table:style-name="ce8" office:value-type="string" calcext:value-type="string">
            <text:p>C1(C[C@@]2(O[C@](C1)(\C=C/2)[H])[H])=O</text:p>
          </table:table-cell>
          <table:table-cell table:style-name="ce8" office:value-type="string" calcext:value-type="string">
            <text:p>InChI=1S/C7H8O2/c8-5-3-6-1-2-7(4-5)9-6/h1-2,6-7H,3-4H2/t6-,7+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4</text:p>
          </table:table-cell>
          <table:table-cell table:style-name="ce22" office:value-type="string" calcext:value-type="string">
            <text:p>IPBIXUHHUFRZTN-UBKIQSJTSA-N</text:p>
          </table:table-cell>
          <table:table-cell table:style-name="ce8" office:value-type="string" calcext:value-type="string">
            <text:p>[C@]1([C@@]2(O[C@](CC1=O)(\C=C/2)[H])[H])(O)[H]</text:p>
          </table:table-cell>
          <table:table-cell table:style-name="ce8" office:value-type="string" calcext:value-type="string">
            <text:p>InChI=1S/C7H8O3/c8-5-3-4-1-2-6(10-4)7(5)9/h1-2,4,6-7,9H,3H2/t4-,6+,7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 table:number-rows-repeated="104721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203:Sheet1.K1048576 Sheet1.K1058:Sheet1.K1188">
            <calcext:condition calcext:apply-style-name="ConditionalStyle_1" calcext:value="=&quot;YES&quot;" calcext:base-cell-address="Sheet1.K1"/>
          </calcext:conditional-format>
          <calcext:conditional-format calcext:target-range-address="Sheet1.B1365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 Sheet1.B1204:Sheet1.B1257 Sheet1.B1301:Sheet1.B1315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  <calcext:conditional-format calcext:target-range-address="Sheet1.K1189:Sheet1.K1189">
            <calcext:condition calcext:apply-style-name="ConditionalStyle_1" calcext:value="=&quot;YES&quot;" calcext:base-cell-address="Sheet1.K1189"/>
          </calcext:conditional-format>
          <calcext:conditional-format calcext:target-range-address="Sheet1.K1190:Sheet1.K1190">
            <calcext:condition calcext:apply-style-name="ConditionalStyle_1" calcext:value="=&quot;YES&quot;" calcext:base-cell-address="Sheet1.K1190"/>
          </calcext:conditional-format>
          <calcext:conditional-format calcext:target-range-address="Sheet1.K1192:Sheet1.K1192">
            <calcext:condition calcext:apply-style-name="ConditionalStyle_1" calcext:value="=&quot;YES&quot;" calcext:base-cell-address="Sheet1.K1192"/>
          </calcext:conditional-format>
          <calcext:conditional-format calcext:target-range-address="Sheet1.K1195:Sheet1.K1195">
            <calcext:condition calcext:apply-style-name="ConditionalStyle_1" calcext:value="=&quot;YES&quot;" calcext:base-cell-address="Sheet1.K1195"/>
          </calcext:conditional-format>
          <calcext:conditional-format calcext:target-range-address="Sheet1.K1196:Sheet1.K1196">
            <calcext:condition calcext:apply-style-name="ConditionalStyle_1" calcext:value="=&quot;YES&quot;" calcext:base-cell-address="Sheet1.K1196"/>
          </calcext:conditional-format>
          <calcext:conditional-format calcext:target-range-address="Sheet1.K1197:Sheet1.K1197">
            <calcext:condition calcext:apply-style-name="ConditionalStyle_1" calcext:value="=&quot;YES&quot;" calcext:base-cell-address="Sheet1.K1197"/>
          </calcext:conditional-format>
          <calcext:conditional-format calcext:target-range-address="Sheet1.K1198:Sheet1.K1198">
            <calcext:condition calcext:apply-style-name="ConditionalStyle_1" calcext:value="=&quot;YES&quot;" calcext:base-cell-address="Sheet1.K1198"/>
          </calcext:conditional-format>
          <calcext:conditional-format calcext:target-range-address="Sheet1.K1199:Sheet1.K1199">
            <calcext:condition calcext:apply-style-name="ConditionalStyle_1" calcext:value="=&quot;YES&quot;" calcext:base-cell-address="Sheet1.K1199"/>
          </calcext:conditional-format>
          <calcext:conditional-format calcext:target-range-address="Sheet1.K1201:Sheet1.K1201">
            <calcext:condition calcext:apply-style-name="ConditionalStyle_1" calcext:value="=&quot;YES&quot;" calcext:base-cell-address="Sheet1.K1201"/>
          </calcext:conditional-format>
          <calcext:conditional-format calcext:target-range-address="Sheet1.K1202:Sheet1.K1202">
            <calcext:condition calcext:apply-style-name="ConditionalStyle_1" calcext:value="=&quot;YES&quot;" calcext:base-cell-address="Sheet1.K1202"/>
          </calcext:conditional-format>
          <calcext:conditional-format calcext:target-range-address="Sheet1.K1191:Sheet1.K1191">
            <calcext:condition calcext:apply-style-name="ConditionalStyle_1" calcext:value="=&quot;YES&quot;" calcext:base-cell-address="Sheet1.K1191"/>
          </calcext:conditional-format>
          <calcext:conditional-format calcext:target-range-address="Sheet1.K1193:Sheet1.K1193">
            <calcext:condition calcext:apply-style-name="ConditionalStyle_1" calcext:value="=&quot;YES&quot;" calcext:base-cell-address="Sheet1.K1193"/>
          </calcext:conditional-format>
          <calcext:conditional-format calcext:target-range-address="Sheet1.K1194:Sheet1.K1194">
            <calcext:condition calcext:apply-style-name="ConditionalStyle_1" calcext:value="=&quot;YES&quot;" calcext:base-cell-address="Sheet1.K1194"/>
          </calcext:conditional-format>
          <calcext:conditional-format calcext:target-range-address="Sheet1.K1200:Sheet1.K1200">
            <calcext:condition calcext:apply-style-name="ConditionalStyle_1" calcext:value="=&quot;YES&quot;" calcext:base-cell-address="Sheet1.K120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4:08:49.376208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3-03T14:09:14.349549210</dc:date>
    <meta:generator>LibreOffice/6.0.7.3$Linux_X86_64 LibreOffice_project/00m0$Build-3</meta:generator>
    <meta:editing-duration>PT7H5M12S</meta:editing-duration>
    <meta:editing-cycles>105</meta:editing-cycles>
    <meta:document-statistic meta:table-count="1" meta:cell-count="15861" meta:object-count="0"/>
    <meta:user-defined meta:name="AppVersion">16.0300</meta:user-defined>
    <meta:user-defined meta:name="Company">University Libraries</meta:user-defined>
  </office:meta>
</office:document-meta>
</file>